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2.5pt"/>
    </style:style>
    <style:style style:name="co2" style:family="table-column">
      <style:table-column-properties fo:break-before="auto" style:column-width="149.61pt"/>
    </style:style>
    <style:style style:name="co3" style:family="table-column">
      <style:table-column-properties fo:break-before="auto" style:column-width="125.86pt"/>
    </style:style>
    <style:style style:name="co4" style:family="table-column">
      <style:table-column-properties fo:break-before="auto" style:column-width="150.8pt"/>
    </style:style>
    <style:style style:name="co5" style:family="table-column">
      <style:table-column-properties fo:break-before="auto" style:column-width="52.7pt"/>
    </style:style>
    <style:style style:name="co6" style:family="table-column">
      <style:table-column-properties fo:break-before="auto" style:column-width="36.51pt"/>
    </style:style>
    <style:style style:name="co7" style:family="table-column">
      <style:table-column-properties fo:break-before="auto" style:column-width="169.8pt"/>
    </style:style>
    <style:style style:name="co8" style:family="table-column">
      <style:table-column-properties fo:break-before="auto" style:column-width="191.99pt"/>
    </style:style>
    <style:style style:name="co9" style:family="table-column">
      <style:table-column-properties fo:break-before="auto" style:column-width="206.45pt"/>
    </style:style>
    <style:style style:name="co10" style:family="table-column">
      <style:table-column-properties fo:break-before="auto" style:column-width="210.36pt"/>
    </style:style>
    <style:style style:name="co11" style:family="table-column">
      <style:table-column-properties fo:break-before="auto" style:column-width="185.5pt"/>
    </style:style>
    <style:style style:name="co12" style:family="table-column">
      <style:table-column-properties fo:break-before="auto" style:column-width="203.24pt"/>
    </style:style>
    <style:style style:name="co13" style:family="table-column">
      <style:table-column-properties fo:break-before="auto" style:column-width="200.15pt"/>
    </style:style>
    <style:style style:name="co14" style:family="table-column">
      <style:table-column-properties fo:break-before="auto" style:column-width="104.2pt"/>
    </style:style>
    <style:style style:name="co15" style:family="table-column">
      <style:table-column-properties fo:break-before="auto" style:column-width="64.01pt"/>
    </style:style>
    <style:style style:name="co16" style:family="table-column">
      <style:table-column-properties fo:break-before="auto" style:column-width="83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BPI201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9" table:default-cell-style-name="Default"/>
        <table:table-column table:style-name="co15" table:number-columns-repeated="10" table:default-cell-style-name="Default"/>
        <table:table-row table:style-name="ro1">
          <table:table-cell office:value-type="string" calcext:value-type="string">
            <text:p>label_col</text:p>
          </table:table-cell>
          <table:table-cell office:value-type="string" calcext:value-type="string">
            <text:p>bucket_method</text:p>
          </table:table-cell>
          <table:table-cell office:value-type="string" calcext:value-type="string">
            <text:p>feat_encoding</text:p>
          </table:table-cell>
          <table:table-cell office:value-type="string" calcext:value-type="string">
            <text:p>cls</text:p>
          </table:table-cell>
          <table:table-cell office:value-type="string" calcext:value-type="string">
            <text:p>nr_events</text:p>
          </table:table-cell>
          <table:table-cell office:value-type="string" calcext:value-type="string">
            <text:p>metric</text:p>
          </table:table-cell>
          <table:table-cell office:value-type="string" calcext:value-type="string">
            <text:p>validation_BPI2012_2nrnl_regr.csv</text:p>
          </table:table-cell>
          <table:table-cell office:value-type="string" calcext:value-type="string">
            <text:p>validation_BPI2012_day_2drnl_regr.csv</text:p>
          </table:table-cell>
          <table:table-cell office:value-type="string" calcext:value-type="string">
            <text:p>validation_BPI2012_before_2brnl_regr.csv</text:p>
          </table:table-cell>
          <table:table-cell office:value-type="string" calcext:value-type="string">
            <text:p>validation_BPI2012_window_2wrnl_regr.csv</text:p>
          </table:table-cell>
          <table:table-cell office:value-type="string" calcext:value-type="string">
            <text:p>validation_BPI2012_day_2drnl_regr.csv</text:p>
          </table:table-cell>
          <table:table-cell office:value-type="string" calcext:value-type="string">
            <text:p>validation_BPI2012_before_2brnl_regr.csv</text:p>
          </table:table-cell>
          <table:table-cell office:value-type="string" calcext:value-type="string">
            <text:p>validation_BPI2012_window_2wrnl_regr.csv</text:p>
          </table:table-cell>
          <table:table-cell/>
          <table:table-cell office:value-type="string" calcext:value-type="string">
            <text:p>validation_BPI2012_2nrni_regr.csv</text:p>
          </table:table-cell>
          <table:table-cell office:value-type="string" calcext:value-type="string">
            <text:p>validation_BPI2012_day_2drni_regr.csv</text:p>
          </table:table-cell>
          <table:table-cell office:value-type="string" calcext:value-type="string">
            <text:p>validation_BPI2012_before_2brni_regr.csv</text:p>
          </table:table-cell>
          <table:table-cell office:value-type="string" calcext:value-type="string">
            <text:p>validation_BPI2012_window_2wrni_regr.csv</text:p>
          </table:table-cell>
          <table:table-cell office:value-type="string" calcext:value-type="string">
            <text:p>validation_BPI2012_day_2drni_regr.csv</text:p>
          </table:table-cell>
          <table:table-cell office:value-type="string" calcext:value-type="string">
            <text:p>validation_BPI2012_before_2brnl_regr.csv</text:p>
          </table:table-cell>
          <table:table-cell office:value-type="string" calcext:value-type="string">
            <text:p>validation_BPI2012_window_2wrni_regr.csv</text:p>
          </table:table-cell>
          <table:table-cell table:number-columns-repeated="3"/>
          <table:table-cell table:number-columns-repeated="2" office:value-type="string" calcext:value-type="string">
            <text:p>validation_BPI2012_random_2rrnl_regr.csv</text:p>
          </table:table-cell>
          <table:table-cell table:number-columns-repeated="2" office:value-type="string" calcext:value-type="string">
            <text:p>validation_BPI2012_random_2rrni_regr.csv</text:p>
          </table:table-cell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e</text:p>
          </table:table-cell>
          <table:table-cell office:value-type="float" office:value="7.02047723286093" calcext:value-type="float">
            <text:p>7.02047723286093</text:p>
          </table:table-cell>
          <table:table-cell office:value-type="float" office:value="6.69648890318515" calcext:value-type="float">
            <text:p>6.69648890318515</text:p>
          </table:table-cell>
          <table:table-cell office:value-type="float" office:value="6.69584542675649" calcext:value-type="float">
            <text:p>6.69584542675649</text:p>
          </table:table-cell>
          <table:table-cell office:value-type="float" office:value="6.73407004514005" calcext:value-type="float">
            <text:p>6.73407004514005</text:p>
          </table:table-cell>
          <table:table-cell table:formula="of:=[.H2]-[.G2]" office:value-type="float" office:value="-0.32398832967578" calcext:value-type="float">
            <text:p>-0.32398832967578</text:p>
          </table:table-cell>
          <table:table-cell table:formula="of:=[.I2]-[.G2]" office:value-type="float" office:value="-0.32463180610444" calcext:value-type="float">
            <text:p>-0.32463180610444</text:p>
          </table:table-cell>
          <table:table-cell table:formula="of:=[.J2]-[.G2]" office:value-type="float" office:value="-0.28640718772088" calcext:value-type="float">
            <text:p>-0.28640718772088</text:p>
          </table:table-cell>
          <table:table-cell/>
          <table:table-cell office:value-type="float" office:value="6.91113313136306" calcext:value-type="float">
            <text:p>6.91113313136306</text:p>
          </table:table-cell>
          <table:table-cell office:value-type="float" office:value="6.82135851511896" calcext:value-type="float">
            <text:p>6.82135851511896</text:p>
          </table:table-cell>
          <table:table-cell office:value-type="float" office:value="6.81842043109336" calcext:value-type="float">
            <text:p>6.81842043109336</text:p>
          </table:table-cell>
          <table:table-cell office:value-type="float" office:value="6.81078664787273" calcext:value-type="float">
            <text:p>6.81078664787273</text:p>
          </table:table-cell>
          <table:table-cell table:formula="of:=[.P2]-[.O2]" office:value-type="float" office:value="-0.0897746162441004" calcext:value-type="float">
            <text:p>-0.089774616244101</text:p>
          </table:table-cell>
          <table:table-cell table:formula="of:=[.Q2]-[.O2]" office:value-type="float" office:value="-0.0927127002697006" calcext:value-type="float">
            <text:p>-0.092712700269701</text:p>
          </table:table-cell>
          <table:table-cell table:formula="of:=[.R2]-[.O2]" office:value-type="float" office:value="-0.10034648349033" calcext:value-type="float">
            <text:p>-0.10034648349033</text:p>
          </table:table-cell>
          <table:table-cell table:number-columns-repeated="3"/>
          <table:table-cell office:value-type="float" office:value="7.03420927700062" calcext:value-type="float">
            <text:p>7.03420927700062</text:p>
          </table:table-cell>
          <table:table-cell table:formula="of:=[.Y2]-[.G2]" office:value-type="float" office:value="0.0137320441396902" calcext:value-type="float">
            <text:p>0.01373204413969</text:p>
          </table:table-cell>
          <table:table-cell office:value-type="float" office:value="6.92031000138856" calcext:value-type="float">
            <text:p>6.92031000138856</text:p>
          </table:table-cell>
          <table:table-cell table:formula="of:=[.AA2]-[.O2]" office:value-type="float" office:value="0.00917687002549972" calcext:value-type="float">
            <text:p>0.0091768700255</text:p>
          </table:table-cell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e</text:p>
          </table:table-cell>
          <table:table-cell office:value-type="float" office:value="7.01509081789796" calcext:value-type="float">
            <text:p>7.01509081789796</text:p>
          </table:table-cell>
          <table:table-cell office:value-type="float" office:value="6.70574986989882" calcext:value-type="float">
            <text:p>6.70574986989882</text:p>
          </table:table-cell>
          <table:table-cell office:value-type="float" office:value="6.70276682182952" calcext:value-type="float">
            <text:p>6.70276682182952</text:p>
          </table:table-cell>
          <table:table-cell office:value-type="float" office:value="6.72445704072723" calcext:value-type="float">
            <text:p>6.72445704072723</text:p>
          </table:table-cell>
          <table:table-cell table:formula="of:=[.H3]-[.G3]" office:value-type="float" office:value="-0.309340947999139" calcext:value-type="float">
            <text:p>-0.309340947999139</text:p>
          </table:table-cell>
          <table:table-cell table:formula="of:=[.I3]-[.G3]" office:value-type="float" office:value="-0.312323996068439" calcext:value-type="float">
            <text:p>-0.312323996068439</text:p>
          </table:table-cell>
          <table:table-cell table:formula="of:=[.J3]-[.G3]" office:value-type="float" office:value="-0.29063377717073" calcext:value-type="float">
            <text:p>-0.29063377717073</text:p>
          </table:table-cell>
          <table:table-cell/>
          <table:table-cell office:value-type="float" office:value="6.91113477978463" calcext:value-type="float">
            <text:p>6.91113477978463</text:p>
          </table:table-cell>
          <table:table-cell office:value-type="float" office:value="6.82084909875497" calcext:value-type="float">
            <text:p>6.82084909875497</text:p>
          </table:table-cell>
          <table:table-cell office:value-type="float" office:value="6.82366922429328" calcext:value-type="float">
            <text:p>6.82366922429328</text:p>
          </table:table-cell>
          <table:table-cell office:value-type="float" office:value="6.81891245697812" calcext:value-type="float">
            <text:p>6.81891245697812</text:p>
          </table:table-cell>
          <table:table-cell table:formula="of:=[.P3]-[.O3]" office:value-type="float" office:value="-0.09028568102966" calcext:value-type="float">
            <text:p>-0.09028568102966</text:p>
          </table:table-cell>
          <table:table-cell table:formula="of:=[.Q3]-[.O3]" office:value-type="float" office:value="-0.0874655554913506" calcext:value-type="float">
            <text:p>-0.087465555491351</text:p>
          </table:table-cell>
          <table:table-cell table:formula="of:=[.R3]-[.O3]" office:value-type="float" office:value="-0.09222232280651" calcext:value-type="float">
            <text:p>-0.09222232280651</text:p>
          </table:table-cell>
          <table:table-cell table:number-columns-repeated="3"/>
          <table:table-cell office:value-type="float" office:value="7.01958734708896" calcext:value-type="float">
            <text:p>7.01958734708896</text:p>
          </table:table-cell>
          <table:table-cell table:formula="of:=[.Y3]-[.G3]" office:value-type="float" office:value="0.00449652919099997" calcext:value-type="float">
            <text:p>0.004496529191</text:p>
          </table:table-cell>
          <table:table-cell office:value-type="float" office:value="6.82330817915437" calcext:value-type="float">
            <text:p>6.82330817915437</text:p>
          </table:table-cell>
          <table:table-cell table:formula="of:=[.AA3]-[.O3]" office:value-type="float" office:value="-0.0878266006302599" calcext:value-type="float">
            <text:p>-0.08782660063026</text:p>
          </table:table-cell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e</text:p>
          </table:table-cell>
          <table:table-cell office:value-type="float" office:value="6.27237955356152" calcext:value-type="float">
            <text:p>6.27237955356152</text:p>
          </table:table-cell>
          <table:table-cell office:value-type="float" office:value="6.10418559795181" calcext:value-type="float">
            <text:p>6.10418559795181</text:p>
          </table:table-cell>
          <table:table-cell office:value-type="float" office:value="6.11796657226554" calcext:value-type="float">
            <text:p>6.11796657226554</text:p>
          </table:table-cell>
          <table:table-cell office:value-type="float" office:value="6.17738094155629" calcext:value-type="float">
            <text:p>6.17738094155629</text:p>
          </table:table-cell>
          <table:table-cell table:formula="of:=[.H4]-[.G4]" office:value-type="float" office:value="-0.16819395560971" calcext:value-type="float">
            <text:p>-0.16819395560971</text:p>
          </table:table-cell>
          <table:table-cell table:formula="of:=[.I4]-[.G4]" office:value-type="float" office:value="-0.15441298129598" calcext:value-type="float">
            <text:p>-0.15441298129598</text:p>
          </table:table-cell>
          <table:table-cell table:formula="of:=[.J4]-[.G4]" office:value-type="float" office:value="-0.09499861200523" calcext:value-type="float">
            <text:p>-0.09499861200523</text:p>
          </table:table-cell>
          <table:table-cell/>
          <table:table-cell office:value-type="float" office:value="5.95588853526756" calcext:value-type="float">
            <text:p>5.95588853526756</text:p>
          </table:table-cell>
          <table:table-cell office:value-type="float" office:value="5.92719264177247" calcext:value-type="float">
            <text:p>5.92719264177247</text:p>
          </table:table-cell>
          <table:table-cell office:value-type="float" office:value="5.93993270769928" calcext:value-type="float">
            <text:p>5.93993270769928</text:p>
          </table:table-cell>
          <table:table-cell office:value-type="float" office:value="6.01121885122031" calcext:value-type="float">
            <text:p>6.01121885122031</text:p>
          </table:table-cell>
          <table:table-cell table:formula="of:=[.P4]-[.O4]" office:value-type="float" office:value="-0.0286958934950903" calcext:value-type="float">
            <text:p>-0.02869589349509</text:p>
          </table:table-cell>
          <table:table-cell table:formula="of:=[.Q4]-[.O4]" office:value-type="float" office:value="-0.0159558275682796" calcext:value-type="float">
            <text:p>-0.01595582756828</text:p>
          </table:table-cell>
          <table:table-cell table:formula="of:=[.R4]-[.O4]" office:value-type="float" office:value="0.0553303159527498" calcext:value-type="float">
            <text:p>0.05533031595275</text:p>
          </table:table-cell>
          <table:table-cell table:number-columns-repeated="3"/>
          <table:table-cell office:value-type="float" office:value="6.30632765321342" calcext:value-type="float">
            <text:p>6.30632765321342</text:p>
          </table:table-cell>
          <table:table-cell table:formula="of:=[.Y4]-[.G4]" office:value-type="float" office:value="0.0339480996518997" calcext:value-type="float">
            <text:p>0.0339480996519</text:p>
          </table:table-cell>
          <table:table-cell office:value-type="float" office:value="5.88393347980748" calcext:value-type="float">
            <text:p>5.88393347980748</text:p>
          </table:table-cell>
          <table:table-cell table:formula="of:=[.AA4]-[.O4]" office:value-type="float" office:value="-0.0719550554600801" calcext:value-type="float">
            <text:p>-0.07195505546008</text:p>
          </table:table-cell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e</text:p>
          </table:table-cell>
          <table:table-cell office:value-type="float" office:value="6.40892768384295" calcext:value-type="float">
            <text:p>6.40892768384295</text:p>
          </table:table-cell>
          <table:table-cell office:value-type="float" office:value="5.84627460527697" calcext:value-type="float">
            <text:p>5.84627460527697</text:p>
          </table:table-cell>
          <table:table-cell office:value-type="float" office:value="5.86878585530118" calcext:value-type="float">
            <text:p>5.86878585530118</text:p>
          </table:table-cell>
          <table:table-cell office:value-type="float" office:value="5.99972800100257" calcext:value-type="float">
            <text:p>5.99972800100257</text:p>
          </table:table-cell>
          <table:table-cell table:formula="of:=[.H5]-[.G5]" office:value-type="float" office:value="-0.56265307856598" calcext:value-type="float">
            <text:p>-0.56265307856598</text:p>
          </table:table-cell>
          <table:table-cell table:formula="of:=[.I5]-[.G5]" office:value-type="float" office:value="-0.54014182854177" calcext:value-type="float">
            <text:p>-0.54014182854177</text:p>
          </table:table-cell>
          <table:table-cell table:formula="of:=[.J5]-[.G5]" office:value-type="float" office:value="-0.40919968284038" calcext:value-type="float">
            <text:p>-0.40919968284038</text:p>
          </table:table-cell>
          <table:table-cell/>
          <table:table-cell office:value-type="float" office:value="6.68479423347615" calcext:value-type="float">
            <text:p>6.68479423347615</text:p>
          </table:table-cell>
          <table:table-cell office:value-type="float" office:value="6.37267845006915" calcext:value-type="float">
            <text:p>6.37267845006915</text:p>
          </table:table-cell>
          <table:table-cell office:value-type="float" office:value="6.41069337652804" calcext:value-type="float">
            <text:p>6.41069337652804</text:p>
          </table:table-cell>
          <table:table-cell office:value-type="float" office:value="6.54222973739676" calcext:value-type="float">
            <text:p>6.54222973739676</text:p>
          </table:table-cell>
          <table:table-cell table:formula="of:=[.P5]-[.O5]" office:value-type="float" office:value="-0.312115783406999" calcext:value-type="float">
            <text:p>-0.312115783406999</text:p>
          </table:table-cell>
          <table:table-cell table:formula="of:=[.Q5]-[.O5]" office:value-type="float" office:value="-0.27410085694811" calcext:value-type="float">
            <text:p>-0.27410085694811</text:p>
          </table:table-cell>
          <table:table-cell table:formula="of:=[.R5]-[.O5]" office:value-type="float" office:value="-0.14256449607939" calcext:value-type="float">
            <text:p>-0.14256449607939</text:p>
          </table:table-cell>
          <table:table-cell table:number-columns-repeated="3"/>
          <table:table-cell office:value-type="float" office:value="6.38322455907116" calcext:value-type="float">
            <text:p>6.38322455907116</text:p>
          </table:table-cell>
          <table:table-cell table:formula="of:=[.Y5]-[.G5]" office:value-type="float" office:value="-0.0257031247717894" calcext:value-type="float">
            <text:p>-0.025703124771789</text:p>
          </table:table-cell>
          <table:table-cell office:value-type="float" office:value="6.51860476804099" calcext:value-type="float">
            <text:p>6.51860476804099</text:p>
          </table:table-cell>
          <table:table-cell table:formula="of:=[.AA5]-[.O5]" office:value-type="float" office:value="-0.16618946543516" calcext:value-type="float">
            <text:p>-0.16618946543516</text:p>
          </table:table-cell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e</text:p>
          </table:table-cell>
          <table:table-cell office:value-type="float" office:value="5.65435315034886" calcext:value-type="float">
            <text:p>5.65435315034886</text:p>
          </table:table-cell>
          <table:table-cell office:value-type="float" office:value="5.20588474786709" calcext:value-type="float">
            <text:p>5.20588474786709</text:p>
          </table:table-cell>
          <table:table-cell office:value-type="float" office:value="5.24066968157753" calcext:value-type="float">
            <text:p>5.24066968157753</text:p>
          </table:table-cell>
          <table:table-cell office:value-type="float" office:value="5.29932153624555" calcext:value-type="float">
            <text:p>5.29932153624555</text:p>
          </table:table-cell>
          <table:table-cell table:formula="of:=[.H6]-[.G6]" office:value-type="float" office:value="-0.44846840248177" calcext:value-type="float">
            <text:p>-0.44846840248177</text:p>
          </table:table-cell>
          <table:table-cell table:formula="of:=[.I6]-[.G6]" office:value-type="float" office:value="-0.41368346877133" calcext:value-type="float">
            <text:p>-0.41368346877133</text:p>
          </table:table-cell>
          <table:table-cell table:formula="of:=[.J6]-[.G6]" office:value-type="float" office:value="-0.35503161410331" calcext:value-type="float">
            <text:p>-0.35503161410331</text:p>
          </table:table-cell>
          <table:table-cell/>
          <table:table-cell office:value-type="float" office:value="6.58084212616517" calcext:value-type="float">
            <text:p>6.58084212616517</text:p>
          </table:table-cell>
          <table:table-cell office:value-type="float" office:value="6.12952037430642" calcext:value-type="float">
            <text:p>6.12952037430642</text:p>
          </table:table-cell>
          <table:table-cell office:value-type="float" office:value="6.11519781895789" calcext:value-type="float">
            <text:p>6.11519781895789</text:p>
          </table:table-cell>
          <table:table-cell office:value-type="float" office:value="6.30682976215531" calcext:value-type="float">
            <text:p>6.30682976215531</text:p>
          </table:table-cell>
          <table:table-cell table:formula="of:=[.P6]-[.O6]" office:value-type="float" office:value="-0.45132175185875" calcext:value-type="float">
            <text:p>-0.45132175185875</text:p>
          </table:table-cell>
          <table:table-cell table:formula="of:=[.Q6]-[.O6]" office:value-type="float" office:value="-0.465644307207279" calcext:value-type="float">
            <text:p>-0.465644307207279</text:p>
          </table:table-cell>
          <table:table-cell table:formula="of:=[.R6]-[.O6]" office:value-type="float" office:value="-0.274012364009859" calcext:value-type="float">
            <text:p>-0.274012364009859</text:p>
          </table:table-cell>
          <table:table-cell table:number-columns-repeated="3"/>
          <table:table-cell office:value-type="float" office:value="5.68055626947195" calcext:value-type="float">
            <text:p>5.68055626947195</text:p>
          </table:table-cell>
          <table:table-cell table:formula="of:=[.Y6]-[.G6]" office:value-type="float" office:value="0.0262031191230898" calcext:value-type="float">
            <text:p>0.02620311912309</text:p>
          </table:table-cell>
          <table:table-cell office:value-type="float" office:value="6.42078508135236" calcext:value-type="float">
            <text:p>6.42078508135236</text:p>
          </table:table-cell>
          <table:table-cell table:formula="of:=[.AA6]-[.O6]" office:value-type="float" office:value="-0.16005704481281" calcext:value-type="float">
            <text:p>-0.16005704481281</text:p>
          </table:table-cell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e</text:p>
          </table:table-cell>
          <table:table-cell office:value-type="float" office:value="6.20993258174172" calcext:value-type="float">
            <text:p>6.20993258174172</text:p>
          </table:table-cell>
          <table:table-cell office:value-type="float" office:value="5.30041843256263" calcext:value-type="float">
            <text:p>5.30041843256263</text:p>
          </table:table-cell>
          <table:table-cell office:value-type="float" office:value="5.39611416541038" calcext:value-type="float">
            <text:p>5.39611416541038</text:p>
          </table:table-cell>
          <table:table-cell office:value-type="float" office:value="5.33451199596086" calcext:value-type="float">
            <text:p>5.33451199596086</text:p>
          </table:table-cell>
          <table:table-cell table:formula="of:=[.H7]-[.G7]" office:value-type="float" office:value="-0.90951414917909" calcext:value-type="float">
            <text:p>-0.90951414917909</text:p>
          </table:table-cell>
          <table:table-cell table:formula="of:=[.I7]-[.G7]" office:value-type="float" office:value="-0.81381841633134" calcext:value-type="float">
            <text:p>-0.81381841633134</text:p>
          </table:table-cell>
          <table:table-cell table:formula="of:=[.J7]-[.G7]" office:value-type="float" office:value="-0.87542058578086" calcext:value-type="float">
            <text:p>-0.87542058578086</text:p>
          </table:table-cell>
          <table:table-cell/>
          <table:table-cell office:value-type="float" office:value="6.41562528468773" calcext:value-type="float">
            <text:p>6.41562528468773</text:p>
          </table:table-cell>
          <table:table-cell office:value-type="float" office:value="5.88816312050835" calcext:value-type="float">
            <text:p>5.88816312050835</text:p>
          </table:table-cell>
          <table:table-cell office:value-type="float" office:value="5.90888423011758" calcext:value-type="float">
            <text:p>5.90888423011758</text:p>
          </table:table-cell>
          <table:table-cell office:value-type="float" office:value="6.15259173073197" calcext:value-type="float">
            <text:p>6.15259173073197</text:p>
          </table:table-cell>
          <table:table-cell table:formula="of:=[.P7]-[.O7]" office:value-type="float" office:value="-0.527462164179379" calcext:value-type="float">
            <text:p>-0.527462164179379</text:p>
          </table:table-cell>
          <table:table-cell table:formula="of:=[.Q7]-[.O7]" office:value-type="float" office:value="-0.50674105457015" calcext:value-type="float">
            <text:p>-0.50674105457015</text:p>
          </table:table-cell>
          <table:table-cell table:formula="of:=[.R7]-[.O7]" office:value-type="float" office:value="-0.26303355395576" calcext:value-type="float">
            <text:p>-0.26303355395576</text:p>
          </table:table-cell>
          <table:table-cell table:number-columns-repeated="3"/>
          <table:table-cell office:value-type="float" office:value="6.23837820089808" calcext:value-type="float">
            <text:p>6.23837820089808</text:p>
          </table:table-cell>
          <table:table-cell table:formula="of:=[.Y7]-[.G7]" office:value-type="float" office:value="0.0284456191563605" calcext:value-type="float">
            <text:p>0.028445619156361</text:p>
          </table:table-cell>
          <table:table-cell office:value-type="float" office:value="6.40077010960897" calcext:value-type="float">
            <text:p>6.40077010960897</text:p>
          </table:table-cell>
          <table:table-cell table:formula="of:=[.AA7]-[.O7]" office:value-type="float" office:value="-0.0148551750787593" calcext:value-type="float">
            <text:p>-0.014855175078759</text:p>
          </table:table-cell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e</text:p>
          </table:table-cell>
          <table:table-cell office:value-type="float" office:value="5.92823587321401" calcext:value-type="float">
            <text:p>5.92823587321401</text:p>
          </table:table-cell>
          <table:table-cell office:value-type="float" office:value="5.53325824847207" calcext:value-type="float">
            <text:p>5.53325824847207</text:p>
          </table:table-cell>
          <table:table-cell office:value-type="float" office:value="5.56895274191107" calcext:value-type="float">
            <text:p>5.56895274191107</text:p>
          </table:table-cell>
          <table:table-cell office:value-type="float" office:value="5.54179445217818" calcext:value-type="float">
            <text:p>5.54179445217818</text:p>
          </table:table-cell>
          <table:table-cell table:formula="of:=[.H8]-[.G8]" office:value-type="float" office:value="-0.394977624741941" calcext:value-type="float">
            <text:p>-0.394977624741941</text:p>
          </table:table-cell>
          <table:table-cell table:formula="of:=[.I8]-[.G8]" office:value-type="float" office:value="-0.359283131302941" calcext:value-type="float">
            <text:p>-0.359283131302941</text:p>
          </table:table-cell>
          <table:table-cell table:formula="of:=[.J8]-[.G8]" office:value-type="float" office:value="-0.386441421035831" calcext:value-type="float">
            <text:p>-0.386441421035831</text:p>
          </table:table-cell>
          <table:table-cell/>
          <table:table-cell office:value-type="float" office:value="6.46866715543976" calcext:value-type="float">
            <text:p>6.46866715543976</text:p>
          </table:table-cell>
          <table:table-cell office:value-type="float" office:value="5.89214563746441" calcext:value-type="float">
            <text:p>5.89214563746441</text:p>
          </table:table-cell>
          <table:table-cell office:value-type="float" office:value="5.89916473535083" calcext:value-type="float">
            <text:p>5.89916473535083</text:p>
          </table:table-cell>
          <table:table-cell office:value-type="float" office:value="6.11413774138735" calcext:value-type="float">
            <text:p>6.11413774138735</text:p>
          </table:table-cell>
          <table:table-cell table:formula="of:=[.P8]-[.O8]" office:value-type="float" office:value="-0.576521517975349" calcext:value-type="float">
            <text:p>-0.576521517975349</text:p>
          </table:table-cell>
          <table:table-cell table:formula="of:=[.Q8]-[.O8]" office:value-type="float" office:value="-0.56950242008893" calcext:value-type="float">
            <text:p>-0.56950242008893</text:p>
          </table:table-cell>
          <table:table-cell table:formula="of:=[.R8]-[.O8]" office:value-type="float" office:value="-0.35452941405241" calcext:value-type="float">
            <text:p>-0.35452941405241</text:p>
          </table:table-cell>
          <table:table-cell table:number-columns-repeated="3"/>
          <table:table-cell office:value-type="float" office:value="5.92725668824076" calcext:value-type="float">
            <text:p>5.92725668824076</text:p>
          </table:table-cell>
          <table:table-cell table:formula="of:=[.Y8]-[.G8]" office:value-type="float" office:value="-0.000979184973250113" calcext:value-type="float">
            <text:p>-0.00097918497325</text:p>
          </table:table-cell>
          <table:table-cell office:value-type="float" office:value="6.49964216358381" calcext:value-type="float">
            <text:p>6.49964216358381</text:p>
          </table:table-cell>
          <table:table-cell table:formula="of:=[.AA8]-[.O8]" office:value-type="float" office:value="0.0309750081440505" calcext:value-type="float">
            <text:p>0.030975008144051</text:p>
          </table:table-cell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e</text:p>
          </table:table-cell>
          <table:table-cell office:value-type="float" office:value="5.99826611361598" calcext:value-type="float">
            <text:p>5.99826611361598</text:p>
          </table:table-cell>
          <table:table-cell office:value-type="float" office:value="5.075541322849" calcext:value-type="float">
            <text:p>5.075541322849</text:p>
          </table:table-cell>
          <table:table-cell office:value-type="float" office:value="5.13808134721546" calcext:value-type="float">
            <text:p>5.13808134721546</text:p>
          </table:table-cell>
          <table:table-cell office:value-type="float" office:value="5.15306850976082" calcext:value-type="float">
            <text:p>5.15306850976082</text:p>
          </table:table-cell>
          <table:table-cell table:formula="of:=[.H9]-[.G9]" office:value-type="float" office:value="-0.92272479076698" calcext:value-type="float">
            <text:p>-0.92272479076698</text:p>
          </table:table-cell>
          <table:table-cell table:formula="of:=[.I9]-[.G9]" office:value-type="float" office:value="-0.86018476640052" calcext:value-type="float">
            <text:p>-0.86018476640052</text:p>
          </table:table-cell>
          <table:table-cell table:formula="of:=[.J9]-[.G9]" office:value-type="float" office:value="-0.845197603855159" calcext:value-type="float">
            <text:p>-0.845197603855159</text:p>
          </table:table-cell>
          <table:table-cell/>
          <table:table-cell office:value-type="float" office:value="6.31391217911856" calcext:value-type="float">
            <text:p>6.31391217911856</text:p>
          </table:table-cell>
          <table:table-cell office:value-type="float" office:value="5.8001424359102" calcext:value-type="float">
            <text:p>5.8001424359102</text:p>
          </table:table-cell>
          <table:table-cell office:value-type="float" office:value="5.83908161148303" calcext:value-type="float">
            <text:p>5.83908161148303</text:p>
          </table:table-cell>
          <table:table-cell office:value-type="float" office:value="6.04740674384042" calcext:value-type="float">
            <text:p>6.04740674384042</text:p>
          </table:table-cell>
          <table:table-cell table:formula="of:=[.P9]-[.O9]" office:value-type="float" office:value="-0.513769743208361" calcext:value-type="float">
            <text:p>-0.513769743208361</text:p>
          </table:table-cell>
          <table:table-cell table:formula="of:=[.Q9]-[.O9]" office:value-type="float" office:value="-0.47483056763553" calcext:value-type="float">
            <text:p>-0.47483056763553</text:p>
          </table:table-cell>
          <table:table-cell table:formula="of:=[.R9]-[.O9]" office:value-type="float" office:value="-0.26650543527814" calcext:value-type="float">
            <text:p>-0.26650543527814</text:p>
          </table:table-cell>
          <table:table-cell table:number-columns-repeated="3"/>
          <table:table-cell office:value-type="float" office:value="6.00385767208045" calcext:value-type="float">
            <text:p>6.00385767208045</text:p>
          </table:table-cell>
          <table:table-cell table:formula="of:=[.Y9]-[.G9]" office:value-type="float" office:value="0.00559155846447013" calcext:value-type="float">
            <text:p>0.00559155846447</text:p>
          </table:table-cell>
          <table:table-cell office:value-type="float" office:value="6.42186103234171" calcext:value-type="float">
            <text:p>6.42186103234171</text:p>
          </table:table-cell>
          <table:table-cell table:formula="of:=[.AA9]-[.O9]" office:value-type="float" office:value="0.107948853223149" calcext:value-type="float">
            <text:p>0.107948853223149</text:p>
          </table:table-cell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e</text:p>
          </table:table-cell>
          <table:table-cell office:value-type="float" office:value="5.62692425617827" calcext:value-type="float">
            <text:p>5.62692425617827</text:p>
          </table:table-cell>
          <table:table-cell office:value-type="float" office:value="4.896010020262" calcext:value-type="float">
            <text:p>4.896010020262</text:p>
          </table:table-cell>
          <table:table-cell office:value-type="float" office:value="4.92777346799505" calcext:value-type="float">
            <text:p>4.92777346799505</text:p>
          </table:table-cell>
          <table:table-cell office:value-type="float" office:value="4.87455095783506" calcext:value-type="float">
            <text:p>4.87455095783506</text:p>
          </table:table-cell>
          <table:table-cell table:formula="of:=[.H10]-[.G10]" office:value-type="float" office:value="-0.730914235916271" calcext:value-type="float">
            <text:p>-0.730914235916271</text:p>
          </table:table-cell>
          <table:table-cell table:formula="of:=[.I10]-[.G10]" office:value-type="float" office:value="-0.69915078818322" calcext:value-type="float">
            <text:p>-0.69915078818322</text:p>
          </table:table-cell>
          <table:table-cell table:formula="of:=[.J10]-[.G10]" office:value-type="float" office:value="-0.75237329834321" calcext:value-type="float">
            <text:p>-0.75237329834321</text:p>
          </table:table-cell>
          <table:table-cell/>
          <table:table-cell office:value-type="float" office:value="6.10802693351588" calcext:value-type="float">
            <text:p>6.10802693351588</text:p>
          </table:table-cell>
          <table:table-cell office:value-type="float" office:value="5.615652626441" calcext:value-type="float">
            <text:p>5.615652626441</text:p>
          </table:table-cell>
          <table:table-cell office:value-type="float" office:value="5.66616932156397" calcext:value-type="float">
            <text:p>5.66616932156397</text:p>
          </table:table-cell>
          <table:table-cell office:value-type="float" office:value="5.81781361089255" calcext:value-type="float">
            <text:p>5.81781361089255</text:p>
          </table:table-cell>
          <table:table-cell table:formula="of:=[.P10]-[.O10]" office:value-type="float" office:value="-0.49237430707488" calcext:value-type="float">
            <text:p>-0.49237430707488</text:p>
          </table:table-cell>
          <table:table-cell table:formula="of:=[.Q10]-[.O10]" office:value-type="float" office:value="-0.44185761195191" calcext:value-type="float">
            <text:p>-0.44185761195191</text:p>
          </table:table-cell>
          <table:table-cell table:formula="of:=[.R10]-[.O10]" office:value-type="float" office:value="-0.29021332262333" calcext:value-type="float">
            <text:p>-0.29021332262333</text:p>
          </table:table-cell>
          <table:table-cell table:number-columns-repeated="3"/>
          <table:table-cell office:value-type="float" office:value="5.63966285266785" calcext:value-type="float">
            <text:p>5.63966285266785</text:p>
          </table:table-cell>
          <table:table-cell table:formula="of:=[.Y10]-[.G10]" office:value-type="float" office:value="0.0127385964895792" calcext:value-type="float">
            <text:p>0.012738596489579</text:p>
          </table:table-cell>
          <table:table-cell office:value-type="float" office:value="6.14469765974341" calcext:value-type="float">
            <text:p>6.14469765974341</text:p>
          </table:table-cell>
          <table:table-cell table:formula="of:=[.AA10]-[.O10]" office:value-type="float" office:value="0.0366707262275296" calcext:value-type="float">
            <text:p>0.03667072622753</text:p>
          </table:table-cell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e</text:p>
          </table:table-cell>
          <table:table-cell office:value-type="float" office:value="5.69228291628822" calcext:value-type="float">
            <text:p>5.69228291628822</text:p>
          </table:table-cell>
          <table:table-cell office:value-type="float" office:value="4.71851685099455" calcext:value-type="float">
            <text:p>4.71851685099455</text:p>
          </table:table-cell>
          <table:table-cell office:value-type="float" office:value="4.7610002686472" calcext:value-type="float">
            <text:p>4.7610002686472</text:p>
          </table:table-cell>
          <table:table-cell office:value-type="float" office:value="4.77466255128818" calcext:value-type="float">
            <text:p>4.77466255128818</text:p>
          </table:table-cell>
          <table:table-cell table:formula="of:=[.H11]-[.G11]" office:value-type="float" office:value="-0.97376606529367" calcext:value-type="float">
            <text:p>-0.97376606529367</text:p>
          </table:table-cell>
          <table:table-cell table:formula="of:=[.I11]-[.G11]" office:value-type="float" office:value="-0.93128264764102" calcext:value-type="float">
            <text:p>-0.93128264764102</text:p>
          </table:table-cell>
          <table:table-cell table:formula="of:=[.J11]-[.G11]" office:value-type="float" office:value="-0.91762036500004" calcext:value-type="float">
            <text:p>-0.91762036500004</text:p>
          </table:table-cell>
          <table:table-cell/>
          <table:table-cell office:value-type="float" office:value="5.93568068888082" calcext:value-type="float">
            <text:p>5.93568068888082</text:p>
          </table:table-cell>
          <table:table-cell office:value-type="float" office:value="5.49235474357157" calcext:value-type="float">
            <text:p>5.49235474357157</text:p>
          </table:table-cell>
          <table:table-cell office:value-type="float" office:value="5.51922590564653" calcext:value-type="float">
            <text:p>5.51922590564653</text:p>
          </table:table-cell>
          <table:table-cell office:value-type="float" office:value="5.67626745598336" calcext:value-type="float">
            <text:p>5.67626745598336</text:p>
          </table:table-cell>
          <table:table-cell table:formula="of:=[.P11]-[.O11]" office:value-type="float" office:value="-0.44332594530925" calcext:value-type="float">
            <text:p>-0.44332594530925</text:p>
          </table:table-cell>
          <table:table-cell table:formula="of:=[.Q11]-[.O11]" office:value-type="float" office:value="-0.416454783234291" calcext:value-type="float">
            <text:p>-0.416454783234291</text:p>
          </table:table-cell>
          <table:table-cell table:formula="of:=[.R11]-[.O11]" office:value-type="float" office:value="-0.259413232897461" calcext:value-type="float">
            <text:p>-0.259413232897461</text:p>
          </table:table-cell>
          <table:table-cell table:number-columns-repeated="3"/>
          <table:table-cell office:value-type="float" office:value="5.66969078604814" calcext:value-type="float">
            <text:p>5.66969078604814</text:p>
          </table:table-cell>
          <table:table-cell table:formula="of:=[.Y11]-[.G11]" office:value-type="float" office:value="-0.0225921302400804" calcext:value-type="float">
            <text:p>-0.022592130240081</text:p>
          </table:table-cell>
          <table:table-cell office:value-type="float" office:value="5.97803829162748" calcext:value-type="float">
            <text:p>5.97803829162748</text:p>
          </table:table-cell>
          <table:table-cell table:formula="of:=[.AA11]-[.O11]" office:value-type="float" office:value="0.0423576027466597" calcext:value-type="float">
            <text:p>0.04235760274666</text:p>
          </table:table-cell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e</text:p>
          </table:table-cell>
          <table:table-cell office:value-type="float" office:value="5.31218102481217" calcext:value-type="float">
            <text:p>5.31218102481217</text:p>
          </table:table-cell>
          <table:table-cell office:value-type="float" office:value="4.57620626553354" calcext:value-type="float">
            <text:p>4.57620626553354</text:p>
          </table:table-cell>
          <table:table-cell office:value-type="float" office:value="4.62076931100227" calcext:value-type="float">
            <text:p>4.62076931100227</text:p>
          </table:table-cell>
          <table:table-cell office:value-type="float" office:value="4.49886934604332" calcext:value-type="float">
            <text:p>4.49886934604332</text:p>
          </table:table-cell>
          <table:table-cell table:formula="of:=[.H12]-[.G12]" office:value-type="float" office:value="-0.73597475927863" calcext:value-type="float">
            <text:p>-0.73597475927863</text:p>
          </table:table-cell>
          <table:table-cell table:formula="of:=[.I12]-[.G12]" office:value-type="float" office:value="-0.6914117138099" calcext:value-type="float">
            <text:p>-0.6914117138099</text:p>
          </table:table-cell>
          <table:table-cell table:formula="of:=[.J12]-[.G12]" office:value-type="float" office:value="-0.81331167876885" calcext:value-type="float">
            <text:p>-0.81331167876885</text:p>
          </table:table-cell>
          <table:table-cell/>
          <table:table-cell office:value-type="float" office:value="5.89264529023884" calcext:value-type="float">
            <text:p>5.89264529023884</text:p>
          </table:table-cell>
          <table:table-cell office:value-type="float" office:value="5.37469264822322" calcext:value-type="float">
            <text:p>5.37469264822322</text:p>
          </table:table-cell>
          <table:table-cell office:value-type="float" office:value="5.39363380973427" calcext:value-type="float">
            <text:p>5.39363380973427</text:p>
          </table:table-cell>
          <table:table-cell office:value-type="float" office:value="5.59225958428413" calcext:value-type="float">
            <text:p>5.59225958428413</text:p>
          </table:table-cell>
          <table:table-cell table:formula="of:=[.P12]-[.O12]" office:value-type="float" office:value="-0.51795264201562" calcext:value-type="float">
            <text:p>-0.51795264201562</text:p>
          </table:table-cell>
          <table:table-cell table:formula="of:=[.Q12]-[.O12]" office:value-type="float" office:value="-0.49901148050457" calcext:value-type="float">
            <text:p>-0.49901148050457</text:p>
          </table:table-cell>
          <table:table-cell table:formula="of:=[.R12]-[.O12]" office:value-type="float" office:value="-0.30038570595471" calcext:value-type="float">
            <text:p>-0.30038570595471</text:p>
          </table:table-cell>
          <table:table-cell table:number-columns-repeated="3"/>
          <table:table-cell office:value-type="float" office:value="5.31431913955747" calcext:value-type="float">
            <text:p>5.31431913955747</text:p>
          </table:table-cell>
          <table:table-cell table:formula="of:=[.Y12]-[.G12]" office:value-type="float" office:value="0.0021381147452999" calcext:value-type="float">
            <text:p>0.0021381147453</text:p>
          </table:table-cell>
          <table:table-cell office:value-type="float" office:value="5.94020461343153" calcext:value-type="float">
            <text:p>5.94020461343153</text:p>
          </table:table-cell>
          <table:table-cell table:formula="of:=[.AA12]-[.O12]" office:value-type="float" office:value="0.0475593231926901" calcext:value-type="float">
            <text:p>0.04755932319269</text:p>
          </table:table-cell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e</text:p>
          </table:table-cell>
          <table:table-cell office:value-type="float" office:value="5.46784210352021" calcext:value-type="float">
            <text:p>5.46784210352021</text:p>
          </table:table-cell>
          <table:table-cell office:value-type="float" office:value="4.47093780941611" calcext:value-type="float">
            <text:p>4.47093780941611</text:p>
          </table:table-cell>
          <table:table-cell office:value-type="float" office:value="4.51065840493743" calcext:value-type="float">
            <text:p>4.51065840493743</text:p>
          </table:table-cell>
          <table:table-cell office:value-type="float" office:value="4.53428864718708" calcext:value-type="float">
            <text:p>4.53428864718708</text:p>
          </table:table-cell>
          <table:table-cell table:formula="of:=[.H13]-[.G13]" office:value-type="float" office:value="-0.9969042941041" calcext:value-type="float">
            <text:p>-0.9969042941041</text:p>
          </table:table-cell>
          <table:table-cell table:formula="of:=[.I13]-[.G13]" office:value-type="float" office:value="-0.957183698582781" calcext:value-type="float">
            <text:p>-0.957183698582781</text:p>
          </table:table-cell>
          <table:table-cell table:formula="of:=[.J13]-[.G13]" office:value-type="float" office:value="-0.93355345633313" calcext:value-type="float">
            <text:p>-0.93355345633313</text:p>
          </table:table-cell>
          <table:table-cell/>
          <table:table-cell office:value-type="float" office:value="5.72462669017835" calcext:value-type="float">
            <text:p>5.72462669017835</text:p>
          </table:table-cell>
          <table:table-cell office:value-type="float" office:value="5.22326247101258" calcext:value-type="float">
            <text:p>5.22326247101258</text:p>
          </table:table-cell>
          <table:table-cell office:value-type="float" office:value="5.22614717210539" calcext:value-type="float">
            <text:p>5.22614717210539</text:p>
          </table:table-cell>
          <table:table-cell office:value-type="float" office:value="5.43506009825172" calcext:value-type="float">
            <text:p>5.43506009825172</text:p>
          </table:table-cell>
          <table:table-cell table:formula="of:=[.P13]-[.O13]" office:value-type="float" office:value="-0.50136421916577" calcext:value-type="float">
            <text:p>-0.50136421916577</text:p>
          </table:table-cell>
          <table:table-cell table:formula="of:=[.Q13]-[.O13]" office:value-type="float" office:value="-0.49847951807296" calcext:value-type="float">
            <text:p>-0.49847951807296</text:p>
          </table:table-cell>
          <table:table-cell table:formula="of:=[.R13]-[.O13]" office:value-type="float" office:value="-0.28956659192663" calcext:value-type="float">
            <text:p>-0.28956659192663</text:p>
          </table:table-cell>
          <table:table-cell table:number-columns-repeated="3"/>
          <table:table-cell office:value-type="float" office:value="5.46408323052692" calcext:value-type="float">
            <text:p>5.46408323052692</text:p>
          </table:table-cell>
          <table:table-cell table:formula="of:=[.Y13]-[.G13]" office:value-type="float" office:value="-0.00375887299329047" calcext:value-type="float">
            <text:p>-0.00375887299329</text:p>
          </table:table-cell>
          <table:table-cell office:value-type="float" office:value="5.82073646927067" calcext:value-type="float">
            <text:p>5.82073646927067</text:p>
          </table:table-cell>
          <table:table-cell table:formula="of:=[.AA13]-[.O13]" office:value-type="float" office:value="0.0961097790923207" calcext:value-type="float">
            <text:p>0.096109779092321</text:p>
          </table:table-cell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e</text:p>
          </table:table-cell>
          <table:table-cell office:value-type="float" office:value="5.25417190986777" calcext:value-type="float">
            <text:p>5.25417190986777</text:p>
          </table:table-cell>
          <table:table-cell office:value-type="float" office:value="4.57145793952516" calcext:value-type="float">
            <text:p>4.57145793952516</text:p>
          </table:table-cell>
          <table:table-cell office:value-type="float" office:value="4.64360954333759" calcext:value-type="float">
            <text:p>4.64360954333759</text:p>
          </table:table-cell>
          <table:table-cell office:value-type="float" office:value="4.52940858239748" calcext:value-type="float">
            <text:p>4.52940858239748</text:p>
          </table:table-cell>
          <table:table-cell table:formula="of:=[.H14]-[.G14]" office:value-type="float" office:value="-0.68271397034261" calcext:value-type="float">
            <text:p>-0.68271397034261</text:p>
          </table:table-cell>
          <table:table-cell table:formula="of:=[.I14]-[.G14]" office:value-type="float" office:value="-0.61056236653018" calcext:value-type="float">
            <text:p>-0.61056236653018</text:p>
          </table:table-cell>
          <table:table-cell table:formula="of:=[.J14]-[.G14]" office:value-type="float" office:value="-0.72476332747029" calcext:value-type="float">
            <text:p>-0.72476332747029</text:p>
          </table:table-cell>
          <table:table-cell/>
          <table:table-cell office:value-type="float" office:value="5.94409618315591" calcext:value-type="float">
            <text:p>5.94409618315591</text:p>
          </table:table-cell>
          <table:table-cell office:value-type="float" office:value="5.52918068354462" calcext:value-type="float">
            <text:p>5.52918068354462</text:p>
          </table:table-cell>
          <table:table-cell office:value-type="float" office:value="5.54223729718214" calcext:value-type="float">
            <text:p>5.54223729718214</text:p>
          </table:table-cell>
          <table:table-cell office:value-type="float" office:value="5.6755553437782" calcext:value-type="float">
            <text:p>5.6755553437782</text:p>
          </table:table-cell>
          <table:table-cell table:formula="of:=[.P14]-[.O14]" office:value-type="float" office:value="-0.41491549961129" calcext:value-type="float">
            <text:p>-0.41491549961129</text:p>
          </table:table-cell>
          <table:table-cell table:formula="of:=[.Q14]-[.O14]" office:value-type="float" office:value="-0.40185888597377" calcext:value-type="float">
            <text:p>-0.40185888597377</text:p>
          </table:table-cell>
          <table:table-cell table:formula="of:=[.R14]-[.O14]" office:value-type="float" office:value="-0.26854083937771" calcext:value-type="float">
            <text:p>-0.26854083937771</text:p>
          </table:table-cell>
          <table:table-cell table:number-columns-repeated="3"/>
          <table:table-cell office:value-type="float" office:value="5.25865445328934" calcext:value-type="float">
            <text:p>5.25865445328934</text:p>
          </table:table-cell>
          <table:table-cell table:formula="of:=[.Y14]-[.G14]" office:value-type="float" office:value="0.00448254342157028" calcext:value-type="float">
            <text:p>0.00448254342157</text:p>
          </table:table-cell>
          <table:table-cell office:value-type="float" office:value="6.10055544931801" calcext:value-type="float">
            <text:p>6.10055544931801</text:p>
          </table:table-cell>
          <table:table-cell table:formula="of:=[.AA14]-[.O14]" office:value-type="float" office:value="0.1564592661621" calcext:value-type="float">
            <text:p>0.1564592661621</text:p>
          </table:table-cell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ae</text:p>
          </table:table-cell>
          <table:table-cell office:value-type="float" office:value="5.21130938021028" calcext:value-type="float">
            <text:p>5.21130938021028</text:p>
          </table:table-cell>
          <table:table-cell office:value-type="float" office:value="4.39642569924352" calcext:value-type="float">
            <text:p>4.39642569924352</text:p>
          </table:table-cell>
          <table:table-cell office:value-type="float" office:value="4.43295653823889" calcext:value-type="float">
            <text:p>4.43295653823889</text:p>
          </table:table-cell>
          <table:table-cell office:value-type="float" office:value="4.38732910864167" calcext:value-type="float">
            <text:p>4.38732910864167</text:p>
          </table:table-cell>
          <table:table-cell table:formula="of:=[.H15]-[.G15]" office:value-type="float" office:value="-0.81488368096676" calcext:value-type="float">
            <text:p>-0.81488368096676</text:p>
          </table:table-cell>
          <table:table-cell table:formula="of:=[.I15]-[.G15]" office:value-type="float" office:value="-0.77835284197139" calcext:value-type="float">
            <text:p>-0.77835284197139</text:p>
          </table:table-cell>
          <table:table-cell table:formula="of:=[.J15]-[.G15]" office:value-type="float" office:value="-0.82398027156861" calcext:value-type="float">
            <text:p>-0.82398027156861</text:p>
          </table:table-cell>
          <table:table-cell/>
          <table:table-cell office:value-type="float" office:value="5.68432841926856" calcext:value-type="float">
            <text:p>5.68432841926856</text:p>
          </table:table-cell>
          <table:table-cell office:value-type="float" office:value="5.30355626672178" calcext:value-type="float">
            <text:p>5.30355626672178</text:p>
          </table:table-cell>
          <table:table-cell office:value-type="float" office:value="5.30488126683315" calcext:value-type="float">
            <text:p>5.30488126683315</text:p>
          </table:table-cell>
          <table:table-cell office:value-type="float" office:value="5.40473491176978" calcext:value-type="float">
            <text:p>5.40473491176978</text:p>
          </table:table-cell>
          <table:table-cell table:formula="of:=[.P15]-[.O15]" office:value-type="float" office:value="-0.38077215254678" calcext:value-type="float">
            <text:p>-0.38077215254678</text:p>
          </table:table-cell>
          <table:table-cell table:formula="of:=[.Q15]-[.O15]" office:value-type="float" office:value="-0.37944715243541" calcext:value-type="float">
            <text:p>-0.37944715243541</text:p>
          </table:table-cell>
          <table:table-cell table:formula="of:=[.R15]-[.O15]" office:value-type="float" office:value="-0.27959350749878" calcext:value-type="float">
            <text:p>-0.27959350749878</text:p>
          </table:table-cell>
          <table:table-cell table:number-columns-repeated="3"/>
          <table:table-cell office:value-type="float" office:value="5.19863359713346" calcext:value-type="float">
            <text:p>5.19863359713346</text:p>
          </table:table-cell>
          <table:table-cell table:formula="of:=[.Y15]-[.G15]" office:value-type="float" office:value="-0.01267578307682" calcext:value-type="float">
            <text:p>-0.01267578307682</text:p>
          </table:table-cell>
          <table:table-cell office:value-type="float" office:value="5.81890058164403" calcext:value-type="float">
            <text:p>5.81890058164403</text:p>
          </table:table-cell>
          <table:table-cell table:formula="of:=[.AA15]-[.O15]" office:value-type="float" office:value="0.13457216237547" calcext:value-type="float">
            <text:p>0.13457216237547</text:p>
          </table:table-cell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e</text:p>
          </table:table-cell>
          <table:table-cell office:value-type="float" office:value="5.69331543799905" calcext:value-type="float">
            <text:p>5.69331543799905</text:p>
          </table:table-cell>
          <table:table-cell office:value-type="float" office:value="4.96087224464417" calcext:value-type="float">
            <text:p>4.96087224464417</text:p>
          </table:table-cell>
          <table:table-cell office:value-type="float" office:value="5.07673035086158" calcext:value-type="float">
            <text:p>5.07673035086158</text:p>
          </table:table-cell>
          <table:table-cell office:value-type="float" office:value="4.98575269485846" calcext:value-type="float">
            <text:p>4.98575269485846</text:p>
          </table:table-cell>
          <table:table-cell table:formula="of:=[.H16]-[.G16]" office:value-type="float" office:value="-0.732443193354881" calcext:value-type="float">
            <text:p>-0.732443193354881</text:p>
          </table:table-cell>
          <table:table-cell table:formula="of:=[.I16]-[.G16]" office:value-type="float" office:value="-0.61658508713747" calcext:value-type="float">
            <text:p>-0.61658508713747</text:p>
          </table:table-cell>
          <table:table-cell table:formula="of:=[.J16]-[.G16]" office:value-type="float" office:value="-0.70756274314059" calcext:value-type="float">
            <text:p>-0.70756274314059</text:p>
          </table:table-cell>
          <table:table-cell/>
          <table:table-cell office:value-type="float" office:value="6.55616126317224" calcext:value-type="float">
            <text:p>6.55616126317224</text:p>
          </table:table-cell>
          <table:table-cell office:value-type="float" office:value="6.26527301619286" calcext:value-type="float">
            <text:p>6.26527301619286</text:p>
          </table:table-cell>
          <table:table-cell office:value-type="float" office:value="6.29014207328541" calcext:value-type="float">
            <text:p>6.29014207328541</text:p>
          </table:table-cell>
          <table:table-cell office:value-type="float" office:value="6.27278846721787" calcext:value-type="float">
            <text:p>6.27278846721787</text:p>
          </table:table-cell>
          <table:table-cell table:formula="of:=[.P16]-[.O16]" office:value-type="float" office:value="-0.29088824697938" calcext:value-type="float">
            <text:p>-0.29088824697938</text:p>
          </table:table-cell>
          <table:table-cell table:formula="of:=[.Q16]-[.O16]" office:value-type="float" office:value="-0.26601918988683" calcext:value-type="float">
            <text:p>-0.26601918988683</text:p>
          </table:table-cell>
          <table:table-cell table:formula="of:=[.R16]-[.O16]" office:value-type="float" office:value="-0.28337279595437" calcext:value-type="float">
            <text:p>-0.28337279595437</text:p>
          </table:table-cell>
          <table:table-cell table:number-columns-repeated="3"/>
          <table:table-cell office:value-type="float" office:value="5.69943270499046" calcext:value-type="float">
            <text:p>5.69943270499046</text:p>
          </table:table-cell>
          <table:table-cell table:formula="of:=[.Y16]-[.G16]" office:value-type="float" office:value="0.00611726699140913" calcext:value-type="float">
            <text:p>0.006117266991409</text:p>
          </table:table-cell>
          <table:table-cell office:value-type="float" office:value="6.84523005717126" calcext:value-type="float">
            <text:p>6.84523005717126</text:p>
          </table:table-cell>
          <table:table-cell table:formula="of:=[.AA16]-[.O16]" office:value-type="float" office:value="0.28906879399902" calcext:value-type="float">
            <text:p>0.28906879399902</text:p>
          </table:table-cell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e</text:p>
          </table:table-cell>
          <table:table-cell office:value-type="float" office:value="5.21020285907607" calcext:value-type="float">
            <text:p>5.21020285907607</text:p>
          </table:table-cell>
          <table:table-cell office:value-type="float" office:value="4.51901358286679" calcext:value-type="float">
            <text:p>4.51901358286679</text:p>
          </table:table-cell>
          <table:table-cell office:value-type="float" office:value="4.53427859367663" calcext:value-type="float">
            <text:p>4.53427859367663</text:p>
          </table:table-cell>
          <table:table-cell office:value-type="float" office:value="4.60481535194874" calcext:value-type="float">
            <text:p>4.60481535194874</text:p>
          </table:table-cell>
          <table:table-cell table:formula="of:=[.H17]-[.G17]" office:value-type="float" office:value="-0.69118927620928" calcext:value-type="float">
            <text:p>-0.69118927620928</text:p>
          </table:table-cell>
          <table:table-cell table:formula="of:=[.I17]-[.G17]" office:value-type="float" office:value="-0.67592426539944" calcext:value-type="float">
            <text:p>-0.67592426539944</text:p>
          </table:table-cell>
          <table:table-cell table:formula="of:=[.J17]-[.G17]" office:value-type="float" office:value="-0.60538750712733" calcext:value-type="float">
            <text:p>-0.60538750712733</text:p>
          </table:table-cell>
          <table:table-cell/>
          <table:table-cell office:value-type="float" office:value="5.74127122382866" calcext:value-type="float">
            <text:p>5.74127122382866</text:p>
          </table:table-cell>
          <table:table-cell office:value-type="float" office:value="5.46901314162446" calcext:value-type="float">
            <text:p>5.46901314162446</text:p>
          </table:table-cell>
          <table:table-cell office:value-type="float" office:value="5.45037540154821" calcext:value-type="float">
            <text:p>5.45037540154821</text:p>
          </table:table-cell>
          <table:table-cell office:value-type="float" office:value="5.43923757734565" calcext:value-type="float">
            <text:p>5.43923757734565</text:p>
          </table:table-cell>
          <table:table-cell table:formula="of:=[.P17]-[.O17]" office:value-type="float" office:value="-0.2722580822042" calcext:value-type="float">
            <text:p>-0.2722580822042</text:p>
          </table:table-cell>
          <table:table-cell table:formula="of:=[.Q17]-[.O17]" office:value-type="float" office:value="-0.29089582228045" calcext:value-type="float">
            <text:p>-0.29089582228045</text:p>
          </table:table-cell>
          <table:table-cell table:formula="of:=[.R17]-[.O17]" office:value-type="float" office:value="-0.30203364648301" calcext:value-type="float">
            <text:p>-0.30203364648301</text:p>
          </table:table-cell>
          <table:table-cell table:number-columns-repeated="3"/>
          <table:table-cell office:value-type="float" office:value="5.20814089517393" calcext:value-type="float">
            <text:p>5.20814089517393</text:p>
          </table:table-cell>
          <table:table-cell table:formula="of:=[.Y17]-[.G17]" office:value-type="float" office:value="-0.00206196390213975" calcext:value-type="float">
            <text:p>-0.00206196390214</text:p>
          </table:table-cell>
          <table:table-cell office:value-type="float" office:value="5.95999114202091" calcext:value-type="float">
            <text:p>5.95999114202091</text:p>
          </table:table-cell>
          <table:table-cell table:formula="of:=[.AA17]-[.O17]" office:value-type="float" office:value="0.21871991819225" calcext:value-type="float">
            <text:p>0.21871991819225</text:p>
          </table:table-cell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ae</text:p>
          </table:table-cell>
          <table:table-cell office:value-type="float" office:value="5.77377176842106" calcext:value-type="float">
            <text:p>5.77377176842106</text:p>
          </table:table-cell>
          <table:table-cell office:value-type="float" office:value="5.00303113068566" calcext:value-type="float">
            <text:p>5.00303113068566</text:p>
          </table:table-cell>
          <table:table-cell office:value-type="float" office:value="5.10819884509058" calcext:value-type="float">
            <text:p>5.10819884509058</text:p>
          </table:table-cell>
          <table:table-cell office:value-type="float" office:value="5.14952656305901" calcext:value-type="float">
            <text:p>5.14952656305901</text:p>
          </table:table-cell>
          <table:table-cell table:formula="of:=[.H18]-[.G18]" office:value-type="float" office:value="-0.770740637735401" calcext:value-type="float">
            <text:p>-0.770740637735401</text:p>
          </table:table-cell>
          <table:table-cell table:formula="of:=[.I18]-[.G18]" office:value-type="float" office:value="-0.66557292333048" calcext:value-type="float">
            <text:p>-0.66557292333048</text:p>
          </table:table-cell>
          <table:table-cell table:formula="of:=[.J18]-[.G18]" office:value-type="float" office:value="-0.62424520536205" calcext:value-type="float">
            <text:p>-0.62424520536205</text:p>
          </table:table-cell>
          <table:table-cell/>
          <table:table-cell office:value-type="float" office:value="6.336486901777" calcext:value-type="float">
            <text:p>6.336486901777</text:p>
          </table:table-cell>
          <table:table-cell office:value-type="float" office:value="6.00920127888409" calcext:value-type="float">
            <text:p>6.00920127888409</text:p>
          </table:table-cell>
          <table:table-cell office:value-type="float" office:value="6.03521555663803" calcext:value-type="float">
            <text:p>6.03521555663803</text:p>
          </table:table-cell>
          <table:table-cell office:value-type="float" office:value="6.00124188870348" calcext:value-type="float">
            <text:p>6.00124188870348</text:p>
          </table:table-cell>
          <table:table-cell table:formula="of:=[.P18]-[.O18]" office:value-type="float" office:value="-0.32728562289291" calcext:value-type="float">
            <text:p>-0.32728562289291</text:p>
          </table:table-cell>
          <table:table-cell table:formula="of:=[.Q18]-[.O18]" office:value-type="float" office:value="-0.30127134513897" calcext:value-type="float">
            <text:p>-0.30127134513897</text:p>
          </table:table-cell>
          <table:table-cell table:formula="of:=[.R18]-[.O18]" office:value-type="float" office:value="-0.33524501307352" calcext:value-type="float">
            <text:p>-0.33524501307352</text:p>
          </table:table-cell>
          <table:table-cell table:number-columns-repeated="3"/>
          <table:table-cell office:value-type="float" office:value="5.78339882053343" calcext:value-type="float">
            <text:p>5.78339882053343</text:p>
          </table:table-cell>
          <table:table-cell table:formula="of:=[.Y18]-[.G18]" office:value-type="float" office:value="0.00962705211236958" calcext:value-type="float">
            <text:p>0.00962705211237</text:p>
          </table:table-cell>
          <table:table-cell office:value-type="float" office:value="6.52462899245279" calcext:value-type="float">
            <text:p>6.52462899245279</text:p>
          </table:table-cell>
          <table:table-cell table:formula="of:=[.AA18]-[.O18]" office:value-type="float" office:value="0.18814209067579" calcext:value-type="float">
            <text:p>0.18814209067579</text:p>
          </table:table-cell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ae</text:p>
          </table:table-cell>
          <table:table-cell office:value-type="float" office:value="5.42273297538294" calcext:value-type="float">
            <text:p>5.42273297538294</text:p>
          </table:table-cell>
          <table:table-cell office:value-type="float" office:value="4.56868407998807" calcext:value-type="float">
            <text:p>4.56868407998807</text:p>
          </table:table-cell>
          <table:table-cell office:value-type="float" office:value="4.55655453258713" calcext:value-type="float">
            <text:p>4.55655453258713</text:p>
          </table:table-cell>
          <table:table-cell office:value-type="float" office:value="4.74794598017294" calcext:value-type="float">
            <text:p>4.74794598017294</text:p>
          </table:table-cell>
          <table:table-cell table:formula="of:=[.H19]-[.G19]" office:value-type="float" office:value="-0.85404889539487" calcext:value-type="float">
            <text:p>-0.85404889539487</text:p>
          </table:table-cell>
          <table:table-cell table:formula="of:=[.I19]-[.G19]" office:value-type="float" office:value="-0.866178442795809" calcext:value-type="float">
            <text:p>-0.866178442795809</text:p>
          </table:table-cell>
          <table:table-cell table:formula="of:=[.J19]-[.G19]" office:value-type="float" office:value="-0.67478699521" calcext:value-type="float">
            <text:p>-0.67478699521</text:p>
          </table:table-cell>
          <table:table-cell/>
          <table:table-cell office:value-type="float" office:value="5.51052782342427" calcext:value-type="float">
            <text:p>5.51052782342427</text:p>
          </table:table-cell>
          <table:table-cell office:value-type="float" office:value="5.30839845255207" calcext:value-type="float">
            <text:p>5.30839845255207</text:p>
          </table:table-cell>
          <table:table-cell office:value-type="float" office:value="5.35774899383546" calcext:value-type="float">
            <text:p>5.35774899383546</text:p>
          </table:table-cell>
          <table:table-cell office:value-type="float" office:value="5.25586449516119" calcext:value-type="float">
            <text:p>5.25586449516119</text:p>
          </table:table-cell>
          <table:table-cell table:formula="of:=[.P19]-[.O19]" office:value-type="float" office:value="-0.2021293708722" calcext:value-type="float">
            <text:p>-0.2021293708722</text:p>
          </table:table-cell>
          <table:table-cell table:formula="of:=[.Q19]-[.O19]" office:value-type="float" office:value="-0.15277882958881" calcext:value-type="float">
            <text:p>-0.15277882958881</text:p>
          </table:table-cell>
          <table:table-cell table:formula="of:=[.R19]-[.O19]" office:value-type="float" office:value="-0.25466332826308" calcext:value-type="float">
            <text:p>-0.25466332826308</text:p>
          </table:table-cell>
          <table:table-cell table:number-columns-repeated="3"/>
          <table:table-cell office:value-type="float" office:value="5.44054356896838" calcext:value-type="float">
            <text:p>5.44054356896838</text:p>
          </table:table-cell>
          <table:table-cell table:formula="of:=[.Y19]-[.G19]" office:value-type="float" office:value="0.0178105935854402" calcext:value-type="float">
            <text:p>0.01781059358544</text:p>
          </table:table-cell>
          <table:table-cell office:value-type="float" office:value="5.71724272071098" calcext:value-type="float">
            <text:p>5.71724272071098</text:p>
          </table:table-cell>
          <table:table-cell table:formula="of:=[.AA19]-[.O19]" office:value-type="float" office:value="0.206714897286711" calcext:value-type="float">
            <text:p>0.206714897286711</text:p>
          </table:table-cell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ae</text:p>
          </table:table-cell>
          <table:table-cell office:value-type="float" office:value="6.0377302055397" calcext:value-type="float">
            <text:p>6.0377302055397</text:p>
          </table:table-cell>
          <table:table-cell office:value-type="float" office:value="5.24476267537656" calcext:value-type="float">
            <text:p>5.24476267537656</text:p>
          </table:table-cell>
          <table:table-cell office:value-type="float" office:value="5.32401813613654" calcext:value-type="float">
            <text:p>5.32401813613654</text:p>
          </table:table-cell>
          <table:table-cell office:value-type="float" office:value="5.37809905091279" calcext:value-type="float">
            <text:p>5.37809905091279</text:p>
          </table:table-cell>
          <table:table-cell table:formula="of:=[.H20]-[.G20]" office:value-type="float" office:value="-0.79296753016314" calcext:value-type="float">
            <text:p>-0.79296753016314</text:p>
          </table:table-cell>
          <table:table-cell table:formula="of:=[.I20]-[.G20]" office:value-type="float" office:value="-0.71371206940316" calcext:value-type="float">
            <text:p>-0.71371206940316</text:p>
          </table:table-cell>
          <table:table-cell table:formula="of:=[.J20]-[.G20]" office:value-type="float" office:value="-0.65963115462691" calcext:value-type="float">
            <text:p>-0.65963115462691</text:p>
          </table:table-cell>
          <table:table-cell/>
          <table:table-cell office:value-type="float" office:value="6.11293993843566" calcext:value-type="float">
            <text:p>6.11293993843566</text:p>
          </table:table-cell>
          <table:table-cell office:value-type="float" office:value="5.94306274695388" calcext:value-type="float">
            <text:p>5.94306274695388</text:p>
          </table:table-cell>
          <table:table-cell office:value-type="float" office:value="5.80951363760528" calcext:value-type="float">
            <text:p>5.80951363760528</text:p>
          </table:table-cell>
          <table:table-cell office:value-type="float" office:value="5.88139557140333" calcext:value-type="float">
            <text:p>5.88139557140333</text:p>
          </table:table-cell>
          <table:table-cell table:formula="of:=[.P20]-[.O20]" office:value-type="float" office:value="-0.169877191481779" calcext:value-type="float">
            <text:p>-0.169877191481779</text:p>
          </table:table-cell>
          <table:table-cell table:formula="of:=[.Q20]-[.O20]" office:value-type="float" office:value="-0.30342630083038" calcext:value-type="float">
            <text:p>-0.30342630083038</text:p>
          </table:table-cell>
          <table:table-cell table:formula="of:=[.R20]-[.O20]" office:value-type="float" office:value="-0.231544367032329" calcext:value-type="float">
            <text:p>-0.231544367032329</text:p>
          </table:table-cell>
          <table:table-cell table:number-columns-repeated="3"/>
          <table:table-cell office:value-type="float" office:value="6.04224908591549" calcext:value-type="float">
            <text:p>6.04224908591549</text:p>
          </table:table-cell>
          <table:table-cell table:formula="of:=[.Y20]-[.G20]" office:value-type="float" office:value="0.00451888037579007" calcext:value-type="float">
            <text:p>0.00451888037579</text:p>
          </table:table-cell>
          <table:table-cell office:value-type="float" office:value="6.34579870118444" calcext:value-type="float">
            <text:p>6.34579870118444</text:p>
          </table:table-cell>
          <table:table-cell table:formula="of:=[.AA20]-[.O20]" office:value-type="float" office:value="0.23285876274878" calcext:value-type="float">
            <text:p>0.23285876274878</text:p>
          </table:table-cell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e</text:p>
          </table:table-cell>
          <table:table-cell office:value-type="float" office:value="5.79077552166254" calcext:value-type="float">
            <text:p>5.79077552166254</text:p>
          </table:table-cell>
          <table:table-cell office:value-type="float" office:value="4.885265467877" calcext:value-type="float">
            <text:p>4.885265467877</text:p>
          </table:table-cell>
          <table:table-cell office:value-type="float" office:value="4.92685838052833" calcext:value-type="float">
            <text:p>4.92685838052833</text:p>
          </table:table-cell>
          <table:table-cell office:value-type="float" office:value="5.07645232375869" calcext:value-type="float">
            <text:p>5.07645232375869</text:p>
          </table:table-cell>
          <table:table-cell table:formula="of:=[.H21]-[.G21]" office:value-type="float" office:value="-0.90551005378554" calcext:value-type="float">
            <text:p>-0.90551005378554</text:p>
          </table:table-cell>
          <table:table-cell table:formula="of:=[.I21]-[.G21]" office:value-type="float" office:value="-0.86391714113421" calcext:value-type="float">
            <text:p>-0.86391714113421</text:p>
          </table:table-cell>
          <table:table-cell table:formula="of:=[.J21]-[.G21]" office:value-type="float" office:value="-0.71432319790385" calcext:value-type="float">
            <text:p>-0.71432319790385</text:p>
          </table:table-cell>
          <table:table-cell/>
          <table:table-cell office:value-type="float" office:value="5.5959460543781" calcext:value-type="float">
            <text:p>5.5959460543781</text:p>
          </table:table-cell>
          <table:table-cell office:value-type="float" office:value="5.35476532263702" calcext:value-type="float">
            <text:p>5.35476532263702</text:p>
          </table:table-cell>
          <table:table-cell office:value-type="float" office:value="5.33833180741767" calcext:value-type="float">
            <text:p>5.33833180741767</text:p>
          </table:table-cell>
          <table:table-cell office:value-type="float" office:value="5.14665687659848" calcext:value-type="float">
            <text:p>5.14665687659848</text:p>
          </table:table-cell>
          <table:table-cell table:formula="of:=[.P21]-[.O21]" office:value-type="float" office:value="-0.24118073174108" calcext:value-type="float">
            <text:p>-0.24118073174108</text:p>
          </table:table-cell>
          <table:table-cell table:formula="of:=[.Q21]-[.O21]" office:value-type="float" office:value="-0.25761424696043" calcext:value-type="float">
            <text:p>-0.25761424696043</text:p>
          </table:table-cell>
          <table:table-cell table:formula="of:=[.R21]-[.O21]" office:value-type="float" office:value="-0.44928917777962" calcext:value-type="float">
            <text:p>-0.44928917777962</text:p>
          </table:table-cell>
          <table:table-cell table:number-columns-repeated="3"/>
          <table:table-cell office:value-type="float" office:value="5.77568343520142" calcext:value-type="float">
            <text:p>5.77568343520142</text:p>
          </table:table-cell>
          <table:table-cell table:formula="of:=[.Y21]-[.G21]" office:value-type="float" office:value="-0.0150920864611201" calcext:value-type="float">
            <text:p>-0.01509208646112</text:p>
          </table:table-cell>
          <table:table-cell office:value-type="float" office:value="5.51024566093562" calcext:value-type="float">
            <text:p>5.51024566093562</text:p>
          </table:table-cell>
          <table:table-cell table:formula="of:=[.AA21]-[.O21]" office:value-type="float" office:value="-0.0857003934424796" calcext:value-type="float">
            <text:p>-0.08570039344248</text:p>
          </table:table-cell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ae</text:p>
          </table:table-cell>
          <table:table-cell office:value-type="float" office:value="6.0993767707721" calcext:value-type="float">
            <text:p>6.0993767707721</text:p>
          </table:table-cell>
          <table:table-cell office:value-type="float" office:value="5.27205582269779" calcext:value-type="float">
            <text:p>5.27205582269779</text:p>
          </table:table-cell>
          <table:table-cell office:value-type="float" office:value="5.30981169101583" calcext:value-type="float">
            <text:p>5.30981169101583</text:p>
          </table:table-cell>
          <table:table-cell office:value-type="float" office:value="5.44318602009196" calcext:value-type="float">
            <text:p>5.44318602009196</text:p>
          </table:table-cell>
          <table:table-cell table:formula="of:=[.H22]-[.G22]" office:value-type="float" office:value="-0.82732094807431" calcext:value-type="float">
            <text:p>-0.82732094807431</text:p>
          </table:table-cell>
          <table:table-cell table:formula="of:=[.I22]-[.G22]" office:value-type="float" office:value="-0.78956507975627" calcext:value-type="float">
            <text:p>-0.78956507975627</text:p>
          </table:table-cell>
          <table:table-cell table:formula="of:=[.J22]-[.G22]" office:value-type="float" office:value="-0.65619075068014" calcext:value-type="float">
            <text:p>-0.65619075068014</text:p>
          </table:table-cell>
          <table:table-cell/>
          <table:table-cell office:value-type="float" office:value="6.0496928150919" calcext:value-type="float">
            <text:p>6.0496928150919</text:p>
          </table:table-cell>
          <table:table-cell office:value-type="float" office:value="5.70972586992311" calcext:value-type="float">
            <text:p>5.70972586992311</text:p>
          </table:table-cell>
          <table:table-cell office:value-type="float" office:value="5.51793775170065" calcext:value-type="float">
            <text:p>5.51793775170065</text:p>
          </table:table-cell>
          <table:table-cell office:value-type="float" office:value="5.54166714880872" calcext:value-type="float">
            <text:p>5.54166714880872</text:p>
          </table:table-cell>
          <table:table-cell table:formula="of:=[.P22]-[.O22]" office:value-type="float" office:value="-0.33996694516879" calcext:value-type="float">
            <text:p>-0.33996694516879</text:p>
          </table:table-cell>
          <table:table-cell table:formula="of:=[.Q22]-[.O22]" office:value-type="float" office:value="-0.53175506339125" calcext:value-type="float">
            <text:p>-0.53175506339125</text:p>
          </table:table-cell>
          <table:table-cell table:formula="of:=[.R22]-[.O22]" office:value-type="float" office:value="-0.50802566628318" calcext:value-type="float">
            <text:p>-0.50802566628318</text:p>
          </table:table-cell>
          <table:table-cell table:number-columns-repeated="3"/>
          <table:table-cell office:value-type="float" office:value="6.10684370162423" calcext:value-type="float">
            <text:p>6.10684370162423</text:p>
          </table:table-cell>
          <table:table-cell table:formula="of:=[.Y22]-[.G22]" office:value-type="float" office:value="0.00746693085213046" calcext:value-type="float">
            <text:p>0.00746693085213</text:p>
          </table:table-cell>
          <table:table-cell office:value-type="float" office:value="6.04593160091262" calcext:value-type="float">
            <text:p>6.04593160091262</text:p>
          </table:table-cell>
          <table:table-cell table:formula="of:=[.AA22]-[.O22]" office:value-type="float" office:value="-0.00376121417928044" calcext:value-type="float">
            <text:p>-0.00376121417928</text:p>
          </table:table-cell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e</text:p>
          </table:table-cell>
          <table:table-cell office:value-type="float" office:value="6.39005837802482" calcext:value-type="float">
            <text:p>6.39005837802482</text:p>
          </table:table-cell>
          <table:table-cell office:value-type="float" office:value="5.56513906248677" calcext:value-type="float">
            <text:p>5.56513906248677</text:p>
          </table:table-cell>
          <table:table-cell office:value-type="float" office:value="5.49954027879732" calcext:value-type="float">
            <text:p>5.49954027879732</text:p>
          </table:table-cell>
          <table:table-cell office:value-type="float" office:value="5.69956972927841" calcext:value-type="float">
            <text:p>5.69956972927841</text:p>
          </table:table-cell>
          <table:table-cell table:formula="of:=[.H23]-[.G23]" office:value-type="float" office:value="-0.82491931553805" calcext:value-type="float">
            <text:p>-0.82491931553805</text:p>
          </table:table-cell>
          <table:table-cell table:formula="of:=[.I23]-[.G23]" office:value-type="float" office:value="-0.8905180992275" calcext:value-type="float">
            <text:p>-0.8905180992275</text:p>
          </table:table-cell>
          <table:table-cell table:formula="of:=[.J23]-[.G23]" office:value-type="float" office:value="-0.69048864874641" calcext:value-type="float">
            <text:p>-0.69048864874641</text:p>
          </table:table-cell>
          <table:table-cell/>
          <table:table-cell office:value-type="float" office:value="6.1019826688626" calcext:value-type="float">
            <text:p>6.1019826688626</text:p>
          </table:table-cell>
          <table:table-cell office:value-type="float" office:value="5.66655223370272" calcext:value-type="float">
            <text:p>5.66655223370272</text:p>
          </table:table-cell>
          <table:table-cell office:value-type="float" office:value="5.53669167102487" calcext:value-type="float">
            <text:p>5.53669167102487</text:p>
          </table:table-cell>
          <table:table-cell office:value-type="float" office:value="5.41645934810989" calcext:value-type="float">
            <text:p>5.41645934810989</text:p>
          </table:table-cell>
          <table:table-cell table:formula="of:=[.P23]-[.O23]" office:value-type="float" office:value="-0.435430435159881" calcext:value-type="float">
            <text:p>-0.435430435159881</text:p>
          </table:table-cell>
          <table:table-cell table:formula="of:=[.Q23]-[.O23]" office:value-type="float" office:value="-0.565290997837731" calcext:value-type="float">
            <text:p>-0.565290997837731</text:p>
          </table:table-cell>
          <table:table-cell table:formula="of:=[.R23]-[.O23]" office:value-type="float" office:value="-0.685523320752711" calcext:value-type="float">
            <text:p>-0.685523320752711</text:p>
          </table:table-cell>
          <table:table-cell table:number-columns-repeated="3"/>
          <table:table-cell office:value-type="float" office:value="6.39681979603629" calcext:value-type="float">
            <text:p>6.39681979603629</text:p>
          </table:table-cell>
          <table:table-cell table:formula="of:=[.Y23]-[.G23]" office:value-type="float" office:value="0.0067614180114699" calcext:value-type="float">
            <text:p>0.00676141801147</text:p>
          </table:table-cell>
          <table:table-cell office:value-type="float" office:value="5.89119186907192" calcext:value-type="float">
            <text:p>5.89119186907192</text:p>
          </table:table-cell>
          <table:table-cell table:formula="of:=[.AA23]-[.O23]" office:value-type="float" office:value="-0.21079079979068" calcext:value-type="float">
            <text:p>-0.21079079979068</text:p>
          </table:table-cell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ae</text:p>
          </table:table-cell>
          <table:table-cell office:value-type="float" office:value="6.55901354221792" calcext:value-type="float">
            <text:p>6.55901354221792</text:p>
          </table:table-cell>
          <table:table-cell office:value-type="float" office:value="5.76000497612469" calcext:value-type="float">
            <text:p>5.76000497612469</text:p>
          </table:table-cell>
          <table:table-cell office:value-type="float" office:value="5.68385972809715" calcext:value-type="float">
            <text:p>5.68385972809715</text:p>
          </table:table-cell>
          <table:table-cell office:value-type="float" office:value="5.89095569346654" calcext:value-type="float">
            <text:p>5.89095569346654</text:p>
          </table:table-cell>
          <table:table-cell table:formula="of:=[.H24]-[.G24]" office:value-type="float" office:value="-0.79900856609323" calcext:value-type="float">
            <text:p>-0.79900856609323</text:p>
          </table:table-cell>
          <table:table-cell table:formula="of:=[.I24]-[.G24]" office:value-type="float" office:value="-0.87515381412077" calcext:value-type="float">
            <text:p>-0.87515381412077</text:p>
          </table:table-cell>
          <table:table-cell table:formula="of:=[.J24]-[.G24]" office:value-type="float" office:value="-0.66805784875138" calcext:value-type="float">
            <text:p>-0.66805784875138</text:p>
          </table:table-cell>
          <table:table-cell/>
          <table:table-cell office:value-type="float" office:value="6.48956564821005" calcext:value-type="float">
            <text:p>6.48956564821005</text:p>
          </table:table-cell>
          <table:table-cell office:value-type="float" office:value="5.95059953590007" calcext:value-type="float">
            <text:p>5.95059953590007</text:p>
          </table:table-cell>
          <table:table-cell office:value-type="float" office:value="5.80761686318275" calcext:value-type="float">
            <text:p>5.80761686318275</text:p>
          </table:table-cell>
          <table:table-cell office:value-type="float" office:value="5.67506385204796" calcext:value-type="float">
            <text:p>5.67506385204796</text:p>
          </table:table-cell>
          <table:table-cell table:formula="of:=[.P24]-[.O24]" office:value-type="float" office:value="-0.53896611230998" calcext:value-type="float">
            <text:p>-0.53896611230998</text:p>
          </table:table-cell>
          <table:table-cell table:formula="of:=[.Q24]-[.O24]" office:value-type="float" office:value="-0.6819487850273" calcext:value-type="float">
            <text:p>-0.6819487850273</text:p>
          </table:table-cell>
          <table:table-cell table:formula="of:=[.R24]-[.O24]" office:value-type="float" office:value="-0.81450179616209" calcext:value-type="float">
            <text:p>-0.81450179616209</text:p>
          </table:table-cell>
          <table:table-cell table:number-columns-repeated="3"/>
          <table:table-cell office:value-type="float" office:value="6.55781289810287" calcext:value-type="float">
            <text:p>6.55781289810287</text:p>
          </table:table-cell>
          <table:table-cell table:formula="of:=[.Y24]-[.G24]" office:value-type="float" office:value="-0.00120064411504917" calcext:value-type="float">
            <text:p>-0.001200644115049</text:p>
          </table:table-cell>
          <table:table-cell office:value-type="float" office:value="6.26745822412008" calcext:value-type="float">
            <text:p>6.26745822412008</text:p>
          </table:table-cell>
          <table:table-cell table:formula="of:=[.AA24]-[.O24]" office:value-type="float" office:value="-0.22210742408997" calcext:value-type="float">
            <text:p>-0.22210742408997</text:p>
          </table:table-cell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ae</text:p>
          </table:table-cell>
          <table:table-cell office:value-type="float" office:value="6.76553518334071" calcext:value-type="float">
            <text:p>6.76553518334071</text:p>
          </table:table-cell>
          <table:table-cell office:value-type="float" office:value="6.00937448935162" calcext:value-type="float">
            <text:p>6.00937448935162</text:p>
          </table:table-cell>
          <table:table-cell office:value-type="float" office:value="5.96220860369762" calcext:value-type="float">
            <text:p>5.96220860369762</text:p>
          </table:table-cell>
          <table:table-cell office:value-type="float" office:value="6.15062956175205" calcext:value-type="float">
            <text:p>6.15062956175205</text:p>
          </table:table-cell>
          <table:table-cell table:formula="of:=[.H25]-[.G25]" office:value-type="float" office:value="-0.75616069398909" calcext:value-type="float">
            <text:p>-0.75616069398909</text:p>
          </table:table-cell>
          <table:table-cell table:formula="of:=[.I25]-[.G25]" office:value-type="float" office:value="-0.803326579643089" calcext:value-type="float">
            <text:p>-0.803326579643089</text:p>
          </table:table-cell>
          <table:table-cell table:formula="of:=[.J25]-[.G25]" office:value-type="float" office:value="-0.61490562158866" calcext:value-type="float">
            <text:p>-0.61490562158866</text:p>
          </table:table-cell>
          <table:table-cell/>
          <table:table-cell office:value-type="float" office:value="6.78306311269966" calcext:value-type="float">
            <text:p>6.78306311269966</text:p>
          </table:table-cell>
          <table:table-cell office:value-type="float" office:value="5.9489165816399" calcext:value-type="float">
            <text:p>5.9489165816399</text:p>
          </table:table-cell>
          <table:table-cell office:value-type="float" office:value="5.85197908619049" calcext:value-type="float">
            <text:p>5.85197908619049</text:p>
          </table:table-cell>
          <table:table-cell office:value-type="float" office:value="5.79198828032817" calcext:value-type="float">
            <text:p>5.79198828032817</text:p>
          </table:table-cell>
          <table:table-cell table:formula="of:=[.P25]-[.O25]" office:value-type="float" office:value="-0.834146531059759" calcext:value-type="float">
            <text:p>-0.834146531059759</text:p>
          </table:table-cell>
          <table:table-cell table:formula="of:=[.Q25]-[.O25]" office:value-type="float" office:value="-0.931084026509169" calcext:value-type="float">
            <text:p>-0.931084026509169</text:p>
          </table:table-cell>
          <table:table-cell table:formula="of:=[.R25]-[.O25]" office:value-type="float" office:value="-0.991074832371489" calcext:value-type="float">
            <text:p>-0.991074832371489</text:p>
          </table:table-cell>
          <table:table-cell table:number-columns-repeated="3"/>
          <table:table-cell office:value-type="float" office:value="6.79114281678735" calcext:value-type="float">
            <text:p>6.79114281678735</text:p>
          </table:table-cell>
          <table:table-cell table:formula="of:=[.Y25]-[.G25]" office:value-type="float" office:value="0.02560763344664" calcext:value-type="float">
            <text:p>0.02560763344664</text:p>
          </table:table-cell>
          <table:table-cell office:value-type="float" office:value="6.44474433309646" calcext:value-type="float">
            <text:p>6.44474433309646</text:p>
          </table:table-cell>
          <table:table-cell table:formula="of:=[.AA25]-[.O25]" office:value-type="float" office:value="-0.3383187796032" calcext:value-type="float">
            <text:p>-0.3383187796032</text:p>
          </table:table-cell>
        </table:table-row>
        <table:table-row table:style-name="ro1">
          <table:table-cell office:value-type="string" calcext:value-type="string">
            <text:p>remtime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xgb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e</text:p>
          </table:table-cell>
          <table:table-cell office:value-type="float" office:value="6.79629154093305" calcext:value-type="float">
            <text:p>6.79629154093305</text:p>
          </table:table-cell>
          <table:table-cell office:value-type="float" office:value="5.96559640803674" calcext:value-type="float">
            <text:p>5.96559640803674</text:p>
          </table:table-cell>
          <table:table-cell office:value-type="float" office:value="5.76966197076636" calcext:value-type="float">
            <text:p>5.76966197076636</text:p>
          </table:table-cell>
          <table:table-cell office:value-type="float" office:value="6.11404996077853" calcext:value-type="float">
            <text:p>6.11404996077853</text:p>
          </table:table-cell>
          <table:table-cell table:formula="of:=[.H26]-[.G26]" office:value-type="float" office:value="-0.83069513289631" calcext:value-type="float">
            <text:p>-0.83069513289631</text:p>
          </table:table-cell>
          <table:table-cell table:formula="of:=[.I26]-[.G26]" office:value-type="float" office:value="-1.02662957016669" calcext:value-type="float">
            <text:p>-1.02662957016669</text:p>
          </table:table-cell>
          <table:table-cell table:formula="of:=[.J26]-[.G26]" office:value-type="float" office:value="-0.682241580154519" calcext:value-type="float">
            <text:p>-0.682241580154519</text:p>
          </table:table-cell>
          <table:table-cell/>
          <table:table-cell office:value-type="float" office:value="6.94896339491573" calcext:value-type="float">
            <text:p>6.94896339491573</text:p>
          </table:table-cell>
          <table:table-cell office:value-type="float" office:value="6.14472242758246" calcext:value-type="float">
            <text:p>6.14472242758246</text:p>
          </table:table-cell>
          <table:table-cell office:value-type="float" office:value="6.05100332065062" calcext:value-type="float">
            <text:p>6.05100332065062</text:p>
          </table:table-cell>
          <table:table-cell office:value-type="float" office:value="5.92629543939005" calcext:value-type="float">
            <text:p>5.92629543939005</text:p>
          </table:table-cell>
          <table:table-cell table:formula="of:=[.P26]-[.O26]" office:value-type="float" office:value="-0.80424096733327" calcext:value-type="float">
            <text:p>-0.80424096733327</text:p>
          </table:table-cell>
          <table:table-cell table:formula="of:=[.Q26]-[.O26]" office:value-type="float" office:value="-0.89796007426511" calcext:value-type="float">
            <text:p>-0.89796007426511</text:p>
          </table:table-cell>
          <table:table-cell table:formula="of:=[.R26]-[.O26]" office:value-type="float" office:value="-1.02266795552568" calcext:value-type="float">
            <text:p>-1.02266795552568</text:p>
          </table:table-cell>
          <table:table-cell table:number-columns-repeated="3"/>
          <table:table-cell office:value-type="float" office:value="6.77127103555975" calcext:value-type="float">
            <text:p>6.77127103555975</text:p>
          </table:table-cell>
          <table:table-cell table:formula="of:=[.Y26]-[.G26]" office:value-type="float" office:value="-0.0250205053732992" calcext:value-type="float">
            <text:p>-0.025020505373299</text:p>
          </table:table-cell>
          <table:table-cell office:value-type="float" office:value="6.63917928502454" calcext:value-type="float">
            <text:p>6.63917928502454</text:p>
          </table:table-cell>
          <table:table-cell table:formula="of:=[.AA26]-[.O26]" office:value-type="float" office:value="-0.30978410989119" calcext:value-type="float">
            <text:p>-0.30978410989119</text:p>
          </table:table-cell>
        </table:table-row>
        <table:table-row table:style-name="ro1">
          <table:table-cell table:number-columns-repeated="10"/>
          <table:table-cell table:style-name="ce1" table:formula="of:=SUM([.K2:.K26])" office:value-type="float" office:value="-17.7600225281565" calcext:value-type="float">
            <text:p>-17.7600225281565</text:p>
          </table:table-cell>
          <table:table-cell table:style-name="ce1" table:formula="of:=SUM([.L2:.L26])" office:value-type="float" office:value="-17.2335075236501" calcext:value-type="float">
            <text:p>-17.2335075236501</text:p>
          </table:table-cell>
          <table:table-cell table:style-name="ce1" table:formula="of:=SUM([.M2:.M26])" office:value-type="float" office:value="-15.8067541352884" calcext:value-type="float">
            <text:p>-15.8067541352884</text:p>
          </table:table-cell>
          <table:table-cell table:number-columns-repeated="5"/>
          <table:table-cell table:style-name="ce1" table:formula="of:=SUM([.S2:.S26])" office:value-type="float" office:value="-9.79702215432451" calcext:value-type="float">
            <text:p>-9.79702215432451</text:p>
          </table:table-cell>
          <table:table-cell table:style-name="ce1" table:formula="of:=SUM([.T2:.T26])" office:value-type="float" office:value="-10.3041074036687" calcext:value-type="float">
            <text:p>-10.3041074036687</text:p>
          </table:table-cell>
          <table:table-cell table:style-name="ce1" table:formula="of:=SUM([.U2:.U26])" office:value-type="float" office:value="-9.00353885367935" calcext:value-type="float">
            <text:p>-9.00353885367935</text:p>
          </table:table-cell>
          <table:table-cell table:number-columns-repeated="4"/>
          <table:table-cell table:style-name="ce1" table:formula="of:=SUM([.Z2:.Z26])" office:value-type="float" office:value="0.10060170385137" calcext:value-type="float">
            <text:p>0.10060170385137</text:p>
          </table:table-cell>
          <table:table-cell/>
          <table:table-cell table:style-name="ce1" table:formula="of:=SUM([.AB2:.AB26])" office:value-type="float" office:value="0.125987991678152" calcext:value-type="float">
            <text:p>0.125987991678152</text:p>
          </table:table-cell>
        </table:table-row>
        <table:table-row table:style-name="ro1">
          <table:table-cell office:value-type="string" calcext:value-type="string">
            <text:p>DAY-LAST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span text:style-name="T1">Paired t-test</text:span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0.05" calcext:value-type="float">
            <text:p>0.0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$BPI2012.$G$2:$BPI2012.$G$26])" office:value-type="float" office:value="5.98444715125323" calcext:value-type="float">
            <text:p>5.98444715125323</text:p>
          </table:table-cell>
          <table:table-cell table:formula="of:=AVERAGE([$BPI2012.$H$2:$BPI2012.$H$26])" office:value-type="float" office:value="5.27404625012697" calcext:value-type="float">
            <text:p>5.2740462501269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Variance</text:p>
          </table:table-cell>
          <table:table-cell table:formula="of:=VAR([$BPI2012.$G$2:$BPI2012.$G$26])" office:value-type="float" office:value="0.311932965613384" calcext:value-type="float">
            <text:p>0.311932965613384</text:p>
          </table:table-cell>
          <table:table-cell table:formula="of:=VAR([$BPI2012.$H$2:$BPI2012.$H$26])" office:value-type="float" office:value="0.449164884216639" calcext:value-type="float">
            <text:p>0.44916488421663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Observations</text:p>
          </table:table-cell>
          <table:table-cell table:formula="of:=COUNT([$BPI2012.$G$2:$BPI2012.$G$26])" office:value-type="float" office:value="25" calcext:value-type="float">
            <text:p>25</text:p>
          </table:table-cell>
          <table:table-cell table:formula="of:=COUNT([$BPI2012.$H$2:$BPI2012.$H$26])" office:value-type="float" office:value="25" calcext:value-type="float">
            <text:p>2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earson Correlation</text:p>
          </table:table-cell>
          <table:table-cell table:formula="of:=CORREL([$BPI2012.$G$2:$BPI2012.$G$26];[$BPI2012.$H$2:$BPI2012.$H$26])" office:value-type="float" office:value="0.951864561669699" calcext:value-type="float">
            <text:p>0.95186456166969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AVERAGE(IF(ISODD(IF(ISNUMBER([$BPI2012.$G$2:$BPI2012.$G$26]); 1; 0) * IF(ISNUMBER([$BPI2012.$H$2:$BPI2012.$H$26]); 1; 0)); [$BPI2012.$G$2:$BPI2012.$G$26] - [$BPI2012.$H$2:$BPI2012.$H$26]; &quot;NA&quot;))" office:value-type="float" office:value="0.710400901126261" calcext:value-type="float">
            <text:p>0.71040090112626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Variance of the Differences</text:p>
          </table:table-cell>
          <table:table-cell table:number-matrix-columns-spanned="1" table:number-matrix-rows-spanned="1" table:formula="of:=VAR(IF(ISODD(IF(ISNUMBER([$BPI2012.$G$2:$BPI2012.$G$26]); 1; 0) * IF(ISNUMBER([$BPI2012.$H$2:$BPI2012.$H$26]); 1; 0)); [$BPI2012.$G$2:$BPI2012.$G$26] - [$BPI2012.$H$2:$BPI2012.$H$26]; &quot;NA&quot;))" office:value-type="float" office:value="0.0485095475882619" calcext:value-type="float">
            <text:p>0.04850954758826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df</text:p>
          </table:table-cell>
          <table:table-cell table:number-matrix-columns-spanned="1" table:number-matrix-rows-spanned="1" table:formula="of:=SUM(IF(ISNUMBER([$BPI2012.$G$2:$BPI2012.$G$26]); 1; 0) * IF(ISNUMBER([$BPI2012.$H$2:$BPI2012.$H$26]); 1; 0)) - 1" office:value-type="float" office:value="24" calcext:value-type="float">
            <text:p>2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 Stat</text:p>
          </table:table-cell>
          <table:table-cell table:formula="of:=([$BPI2012.$B$37] - [$BPI2012.$B$31]) / ([$BPI2012.$B$38] / ( [$BPI2012.$B$39] + 1)) ^ 0.5" office:value-type="float" office:value="16.1272343120036" calcext:value-type="float">
            <text:p>16.127234312003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P (T&lt;=t) one-tail</text:p>
          </table:table-cell>
          <table:table-cell table:formula="of:=LEGACY.TDIST(ABS([$BPI2012.$B$40]); [$BPI2012.$B$39]; 1)" office:value-type="float" office:value="0.0000000000000110923893473748" calcext:value-type="float">
            <text:p>1.10923893473748E-1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 Critical one-tail</text:p>
          </table:table-cell>
          <table:table-cell table:formula="of:=TINV(2*[$BPI2012.$B$30]; [$BPI2012.$B$39])" office:value-type="float" office:value="1.71088207990943" calcext:value-type="float">
            <text:p>1.7108820799094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P (T&lt;=t) two-tail</text:p>
          </table:table-cell>
          <table:table-cell table:formula="of:=LEGACY.TDIST(ABS([$BPI2012.$B$40]); [$BPI2012.$B$39]; 2)" office:value-type="float" office:value="0.0000000000000221847786947495" calcext:value-type="float">
            <text:p>2.21847786947495E-1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 Critical two-tail</text:p>
          </table:table-cell>
          <table:table-cell table:formula="of:=TINV([$BPI2012.$B$30]; [$BPI2012.$B$39])" office:value-type="float" office:value="2.06389856162803" calcext:value-type="float">
            <text:p>2.0638985616280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BEFORE_LAST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<text:span text:style-name="T1">Paired t-test</text:span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0.05" calcext:value-type="float">
            <text:p>0.0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$BPI2012.$G$2:$BPI2012.$G$26])" office:value-type="float" office:value="5.98444715125323" calcext:value-type="float">
            <text:p>5.98444715125323</text:p>
          </table:table-cell>
          <table:table-cell table:formula="of:=AVERAGE([$BPI2012.$I$2:$BPI2012.$I$26])" office:value-type="float" office:value="5.29510685030723" calcext:value-type="float">
            <text:p>5.2951068503072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Variance</text:p>
          </table:table-cell>
          <table:table-cell table:formula="of:=VAR([$BPI2012.$G$2:$BPI2012.$G$26])" office:value-type="float" office:value="0.311932965613384" calcext:value-type="float">
            <text:p>0.311932965613384</text:p>
          </table:table-cell>
          <table:table-cell table:formula="of:=VAR([$BPI2012.$I$2:$BPI2012.$I$26])" office:value-type="float" office:value="0.413641316948936" calcext:value-type="float">
            <text:p>0.41364131694893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Observations</text:p>
          </table:table-cell>
          <table:table-cell table:formula="of:=COUNT([$BPI2012.$G$2:$BPI2012.$G$26])" office:value-type="float" office:value="25" calcext:value-type="float">
            <text:p>25</text:p>
          </table:table-cell>
          <table:table-cell table:formula="of:=COUNT([$BPI2012.$I$2:$BPI2012.$I$26])" office:value-type="float" office:value="25" calcext:value-type="float">
            <text:p>2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earson Correlation</text:p>
          </table:table-cell>
          <table:table-cell table:formula="of:=CORREL([$BPI2012.$G$2:$BPI2012.$G$26];[$BPI2012.$I$2:$BPI2012.$I$26])" office:value-type="float" office:value="0.938178206839029" calcext:value-type="float">
            <text:p>0.93817820683902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AVERAGE(IF(ISODD(IF(ISNUMBER([$BPI2012.$G$2:$BPI2012.$G$26]); 1; 0) * IF(ISNUMBER([$BPI2012.$I$2:$BPI2012.$I$26]); 1; 0)); [$BPI2012.$G$2:$BPI2012.$G$26] - [$BPI2012.$I$2:$BPI2012.$I$26]; &quot;NA&quot;))" office:value-type="float" office:value="0.689340300946006" calcext:value-type="float">
            <text:p>0.689340300946006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Variance of the Differences</text:p>
          </table:table-cell>
          <table:table-cell table:number-matrix-columns-spanned="1" table:number-matrix-rows-spanned="1" table:formula="of:=VAR(IF(ISODD(IF(ISNUMBER([$BPI2012.$G$2:$BPI2012.$G$26]); 1; 0) * IF(ISNUMBER([$BPI2012.$I$2:$BPI2012.$I$26]); 1; 0)); [$BPI2012.$G$2:$BPI2012.$G$26] - [$BPI2012.$I$2:$BPI2012.$I$26]; &quot;NA&quot;))" office:value-type="float" office:value="0.0515773356979849" calcext:value-type="float">
            <text:p>0.05157733569798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df</text:p>
          </table:table-cell>
          <table:table-cell table:number-matrix-columns-spanned="1" table:number-matrix-rows-spanned="1" table:formula="of:=SUM(IF(ISNUMBER([$BPI2012.$G$2:$BPI2012.$G$26]); 1; 0) * IF(ISNUMBER([$BPI2012.$I$2:$BPI2012.$I$26]); 1; 0)) - 1" office:value-type="float" office:value="24" calcext:value-type="float">
            <text:p>2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 Stat</text:p>
          </table:table-cell>
          <table:table-cell table:formula="of:=([$BPI2012.$B$54] - [$BPI2012.$B$48]) / ([$BPI2012.$B$55] / ( [$BPI2012.$B$56] + 1)) ^ 0.5" office:value-type="float" office:value="15.1765906964059" calcext:value-type="float">
            <text:p>15.176590696405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P (T&lt;=t) one-tail</text:p>
          </table:table-cell>
          <table:table-cell table:formula="of:=LEGACY.TDIST(ABS([$BPI2012.$B$57]); [$BPI2012.$B$56]; 1)" office:value-type="float" office:value="0.0000000000000420597717254937" calcext:value-type="float">
            <text:p>4.20597717254937E-1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 Critical one-tail</text:p>
          </table:table-cell>
          <table:table-cell table:formula="of:=TINV(2*[$BPI2012.$B$47]; [$BPI2012.$B$56])" office:value-type="float" office:value="1.71088207990943" calcext:value-type="float">
            <text:p>1.7108820799094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P (T&lt;=t) two-tail</text:p>
          </table:table-cell>
          <table:table-cell table:formula="of:=LEGACY.TDIST(ABS([$BPI2012.$B$57]); [$BPI2012.$B$56]; 2)" office:value-type="float" office:value="0.0000000000000841195434509873" calcext:value-type="float">
            <text:p>8.41195434509873E-1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 Critical two-tail</text:p>
          </table:table-cell>
          <table:table-cell table:formula="of:=TINV([$BPI2012.$B$47]; [$BPI2012.$B$56])" office:value-type="float" office:value="2.06389856162803" calcext:value-type="float">
            <text:p>2.06389856162803</text:p>
          </table:table-cell>
          <table:table-cell table:number-columns-repeated="26"/>
        </table:table-row>
        <table:table-row table:style-name="ro1">
          <table:table-cell table:number-columns-repeated="28"/>
        </table:table-row>
        <table:table-row table:style-name="ro1">
          <table:table-cell office:value-type="string" calcext:value-type="string">
            <text:p><text:span text:style-name="T1">Paired t-test</text:span>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0.05" calcext:value-type="float">
            <text:p>0.05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$BPI2012.$G$2:$BPI2012.$G$26])" office:value-type="float" office:value="5.98444715125323" calcext:value-type="float">
            <text:p>5.98444715125323</text:p>
          </table:table-cell>
          <table:table-cell table:formula="of:=AVERAGE([$BPI2012.$J$2:$BPI2012.$J$26])" office:value-type="float" office:value="5.3521769858417" calcext:value-type="float">
            <text:p>5.352176985841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Variance</text:p>
          </table:table-cell>
          <table:table-cell table:formula="of:=VAR([$BPI2012.$G$2:$BPI2012.$G$26])" office:value-type="float" office:value="0.311932965613384" calcext:value-type="float">
            <text:p>0.311932965613384</text:p>
          </table:table-cell>
          <table:table-cell table:formula="of:=VAR([$BPI2012.$J$2:$BPI2012.$J$26])" office:value-type="float" office:value="0.472969665934803" calcext:value-type="float">
            <text:p>0.47296966593480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Observations</text:p>
          </table:table-cell>
          <table:table-cell table:formula="of:=COUNT([$BPI2012.$G$2:$BPI2012.$G$26])" office:value-type="float" office:value="25" calcext:value-type="float">
            <text:p>25</text:p>
          </table:table-cell>
          <table:table-cell table:formula="of:=COUNT([$BPI2012.$J$2:$BPI2012.$J$26])" office:value-type="float" office:value="25" calcext:value-type="float">
            <text:p>2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Pearson Correlation</text:p>
          </table:table-cell>
          <table:table-cell table:formula="of:=CORREL([$BPI2012.$G$2:$BPI2012.$G$26];[$BPI2012.$J$2:$BPI2012.$J$26])" office:value-type="float" office:value="0.961801384779753" calcext:value-type="float">
            <text:p>0.96180138477975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AVERAGE(IF(ISODD(IF(ISNUMBER([$BPI2012.$G$2:$BPI2012.$G$26]); 1; 0) * IF(ISNUMBER([$BPI2012.$J$2:$BPI2012.$J$26]); 1; 0)); [$BPI2012.$G$2:$BPI2012.$G$26] - [$BPI2012.$J$2:$BPI2012.$J$26]; &quot;NA&quot;))" office:value-type="float" office:value="0.632270165411534" calcext:value-type="float">
            <text:p>0.63227016541153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Variance of the Differences</text:p>
          </table:table-cell>
          <table:table-cell table:number-matrix-columns-spanned="1" table:number-matrix-rows-spanned="1" table:formula="of:=VAR(IF(ISODD(IF(ISNUMBER([$BPI2012.$G$2:$BPI2012.$G$26]); 1; 0) * IF(ISNUMBER([$BPI2012.$J$2:$BPI2012.$J$26]); 1; 0)); [$BPI2012.$G$2:$BPI2012.$G$26] - [$BPI2012.$J$2:$BPI2012.$J$26]; &quot;NA&quot;))" office:value-type="float" office:value="0.0460417482661792" calcext:value-type="float">
            <text:p>0.046041748266179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df</text:p>
          </table:table-cell>
          <table:table-cell table:number-matrix-columns-spanned="1" table:number-matrix-rows-spanned="1" table:formula="of:=SUM(IF(ISNUMBER([$BPI2012.$G$2:$BPI2012.$G$26]); 1; 0) * IF(ISNUMBER([$BPI2012.$J$2:$BPI2012.$J$26]); 1; 0)) - 1" office:value-type="float" office:value="24" calcext:value-type="float">
            <text:p>2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 Stat</text:p>
          </table:table-cell>
          <table:table-cell table:formula="of:=([$BPI2012.$B$71] - [$BPI2012.$B$65]) / ([$BPI2012.$B$72] / ( [$BPI2012.$B$73] + 1)) ^ 0.5" office:value-type="float" office:value="14.733190042041" calcext:value-type="float">
            <text:p>14.733190042041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P (T&lt;=t) one-tail</text:p>
          </table:table-cell>
          <table:table-cell table:formula="of:=LEGACY.TDIST(ABS([$BPI2012.$B$74]); [$BPI2012.$B$73]; 1)" office:value-type="float" office:value="0.000000000000080187890097057" calcext:value-type="float">
            <text:p>8.0187890097057E-14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 Critical one-tail</text:p>
          </table:table-cell>
          <table:table-cell table:formula="of:=TINV(2*[$BPI2012.$B$64]; [$BPI2012.$B$73])" office:value-type="float" office:value="1.71088207990943" calcext:value-type="float">
            <text:p>1.7108820799094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P (T&lt;=t) two-tail</text:p>
          </table:table-cell>
          <table:table-cell table:formula="of:=LEGACY.TDIST(ABS([$BPI2012.$B$74]); [$BPI2012.$B$73]; 2)" office:value-type="float" office:value="0.000000000000160375780194114" calcext:value-type="float">
            <text:p>1.60375780194114E-1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 Critical two-tail</text:p>
          </table:table-cell>
          <table:table-cell table:formula="of:=TINV([$BPI2012.$B$64]; [$BPI2012.$B$73])" office:value-type="float" office:value="2.06389856162803" calcext:value-type="float">
            <text:p>2.06389856162803</text:p>
          </table:table-cell>
          <table:table-cell table:number-columns-repeated="26"/>
        </table:table-row>
      </table:table>
      <table:named-expressions/>
      <table:database-ranges>
        <table:database-range table:name="__Anonymous_Sheet_DB__0" table:target-range-address="BPI2012.A1:BPI2012.P101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0">00/00/0000</text:date>, <text:time style:data-style-name="N2" text:time-value="21:48:38.1356990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20T22:12:27.246116873</dc:date>
    <meta:editing-duration>PT14H42M14S</meta:editing-duration>
    <meta:editing-cycles>4</meta:editing-cycles>
    <meta:generator>LibreOffice/6.0.3.2$Linux_X86_64 LibreOffice_project/00m0$Build-2</meta:generator>
    <meta:document-statistic meta:table-count="1" meta:cell-count="736" meta:object-count="0"/>
  </office:meta>
</office:document-meta>
</file>